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20100000358000001A1249910B9.png" manifest:media-type="image/png"/>
  <manifest:file-entry manifest:full-path="Pictures/10000000000002B000000174DF0E62A5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19" style:family="paragraph" style:parent-style-name="Text_20_body" style:list-style-name="L2">
      <style:text-properties style:font-name="Times" officeooo:paragraph-rsid="005e7128"/>
    </style:style>
    <style:style style:name="P220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1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225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6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7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8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9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30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31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2" style:family="paragraph" style:parent-style-name="Heading_20_2">
      <style:paragraph-properties fo:line-height="100%"/>
      <style:text-properties officeooo:paragraph-rsid="0047b3fc"/>
    </style:style>
    <style:style style:name="P233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4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5" style:family="paragraph" style:parent-style-name="Heading_20_2">
      <style:text-properties style:font-name="Times" officeooo:paragraph-rsid="0034c862"/>
    </style:style>
    <style:style style:name="P236" style:family="paragraph" style:parent-style-name="Heading_20_2">
      <style:text-properties style:font-name="Times" officeooo:paragraph-rsid="0035683a"/>
    </style:style>
    <style:style style:name="P237" style:family="paragraph" style:parent-style-name="Heading_20_2">
      <style:text-properties style:font-name="Times" officeooo:paragraph-rsid="003a9220"/>
    </style:style>
    <style:style style:name="P238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9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0" style:family="paragraph" style:parent-style-name="Heading_20_2">
      <style:text-properties style:font-name="Times" officeooo:paragraph-rsid="003715ab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5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6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7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8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51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0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2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3" style:family="text">
      <style:text-properties fo:font-variant="normal" fo:text-transform="none" fo:color="#000000" fo:font-style="italic" style:text-underline-style="none" fo:font-weight="bold" officeooo:rsid="003e69de" fo:background-color="transparent" loext:char-shading-value="0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officeooo:rsid="000d97e5"/>
    </style:style>
    <style:style style:name="T67" style:family="text">
      <style:text-properties officeooo:rsid="00379a75"/>
    </style:style>
    <style:style style:name="T68" style:family="text">
      <style:text-properties officeooo:rsid="0018cf8e"/>
    </style:style>
    <style:style style:name="T69" style:family="text">
      <style:text-properties officeooo:rsid="000ded1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3c43e" style:font-weight-asian="bold" style:font-weight-complex="bold"/>
    </style:style>
    <style:style style:name="T72" style:family="text">
      <style:text-properties fo:font-weight="bold" officeooo:rsid="00194cb9" style:font-weight-asian="bold" style:font-weight-complex="bold"/>
    </style:style>
    <style:style style:name="T73" style:family="text">
      <style:text-properties fo:font-weight="bold" officeooo:rsid="00398ec2" style:font-weight-asian="bold" style:font-weight-complex="bold"/>
    </style:style>
    <style:style style:name="T74" style:family="text">
      <style:text-properties fo:font-weight="bold" officeooo:rsid="002d7492" style:font-weight-asian="bold" style:font-weight-complex="bold"/>
    </style:style>
    <style:style style:name="T75" style:family="text">
      <style:text-properties fo:font-weight="bold" officeooo:rsid="0034c862" style:font-weight-asian="bold" style:font-weight-complex="bold"/>
    </style:style>
    <style:style style:name="T76" style:family="text">
      <style:text-properties fo:font-weight="bold" officeooo:rsid="001ace55" style:font-weight-asian="bold" style:font-weight-complex="bold"/>
    </style:style>
    <style:style style:name="T77" style:family="text">
      <style:text-properties fo:font-weight="bold" officeooo:rsid="001e6ccb" style:font-weight-asian="bold" style:font-weight-complex="bold"/>
    </style:style>
    <style:style style:name="T78" style:family="text">
      <style:text-properties fo:font-weight="bold" officeooo:rsid="0020b039" style:font-weight-asian="bold" style:font-weight-complex="bold"/>
    </style:style>
    <style:style style:name="T79" style:family="text">
      <style:text-properties fo:font-weight="bold" officeooo:rsid="0021074c" style:font-weight-asian="bold" style:font-weight-complex="bold"/>
    </style:style>
    <style:style style:name="T80" style:family="text">
      <style:text-properties fo:font-weight="bold" officeooo:rsid="002f3386" style:font-weight-asian="bold" style:font-weight-complex="bold"/>
    </style:style>
    <style:style style:name="T81" style:family="text">
      <style:text-properties fo:font-weight="bold" officeooo:rsid="001feb5f" style:font-weight-asian="bold" style:font-weight-complex="bold"/>
    </style:style>
    <style:style style:name="T82" style:family="text">
      <style:text-properties fo:font-weight="bold" officeooo:rsid="002cbca0" style:font-weight-asian="bold" style:font-weight-complex="bold"/>
    </style:style>
    <style:style style:name="T83" style:family="text">
      <style:text-properties fo:font-weight="bold" officeooo:rsid="0021e48b" style:font-weight-asian="bold" style:font-weight-complex="bold"/>
    </style:style>
    <style:style style:name="T84" style:family="text">
      <style:text-properties fo:font-weight="bold" officeooo:rsid="0017307e" style:font-weight-asian="bold" style:font-weight-complex="bold"/>
    </style:style>
    <style:style style:name="T85" style:family="text">
      <style:text-properties fo:font-weight="bold" officeooo:rsid="0028d2b1" style:font-weight-asian="bold" style:font-weight-complex="bold"/>
    </style:style>
    <style:style style:name="T86" style:family="text">
      <style:text-properties fo:font-weight="bold" officeooo:rsid="00324049" style:font-weight-asian="bold" style:font-weight-complex="bold"/>
    </style:style>
    <style:style style:name="T87" style:family="text">
      <style:text-properties fo:font-weight="bold" officeooo:rsid="002d1142" style:font-weight-asian="bold" style:font-weight-complex="bold"/>
    </style:style>
    <style:style style:name="T88" style:family="text">
      <style:text-properties fo:font-weight="bold" officeooo:rsid="0035683a" style:font-weight-asian="bold" style:font-weight-complex="bold"/>
    </style:style>
    <style:style style:name="T89" style:family="text">
      <style:text-properties fo:font-weight="bold" officeooo:rsid="00413a8b" style:font-weight-asian="bold" style:font-weight-complex="bold"/>
    </style:style>
    <style:style style:name="T90" style:family="text">
      <style:text-properties fo:font-weight="bold" officeooo:rsid="002680a2" style:font-weight-asian="bold" style:font-weight-complex="bold"/>
    </style:style>
    <style:style style:name="T91" style:family="text">
      <style:text-properties fo:font-weight="bold" officeooo:rsid="002a381b" style:font-weight-asian="bold" style:font-weight-complex="bold"/>
    </style:style>
    <style:style style:name="T92" style:family="text">
      <style:text-properties fo:font-weight="bold" officeooo:rsid="003d4058" style:font-weight-asian="bold" style:font-weight-complex="bold"/>
    </style:style>
    <style:style style:name="T93" style:family="text">
      <style:text-properties fo:font-weight="bold" officeooo:rsid="003f3934" style:font-weight-asian="bold" style:font-weight-complex="bold"/>
    </style:style>
    <style:style style:name="T94" style:family="text">
      <style:text-properties fo:font-weight="bold" officeooo:rsid="003f9494" style:font-weight-asian="bold" style:font-weight-complex="bold"/>
    </style:style>
    <style:style style:name="T95" style:family="text">
      <style:text-properties fo:font-weight="bold" officeooo:rsid="0035e87c" style:font-weight-asian="bold" style:font-weight-complex="bold"/>
    </style:style>
    <style:style style:name="T96" style:family="text">
      <style:text-properties fo:font-weight="bold" officeooo:rsid="0036418a" style:font-weight-asian="bold" style:font-weight-complex="bold"/>
    </style:style>
    <style:style style:name="T97" style:family="text">
      <style:text-properties fo:font-weight="bold" officeooo:rsid="003715ab" style:font-weight-asian="bold" style:font-weight-complex="bold"/>
    </style:style>
    <style:style style:name="T98" style:family="text">
      <style:text-properties fo:font-weight="bold" officeooo:rsid="0038cf2c" style:font-weight-asian="bold" style:font-weight-complex="bold"/>
    </style:style>
    <style:style style:name="T99" style:family="text">
      <style:text-properties fo:font-weight="bold" officeooo:rsid="003a9220" style:font-weight-asian="bold" style:font-weight-complex="bold"/>
    </style:style>
    <style:style style:name="T100" style:family="text">
      <style:text-properties fo:font-weight="bold" officeooo:rsid="003c89c1" style:font-weight-asian="bold" style:font-weight-complex="bold"/>
    </style:style>
    <style:style style:name="T101" style:family="text">
      <style:text-properties fo:font-weight="bold" officeooo:rsid="005d2d5b" style:font-weight-asian="bold" style:font-weight-complex="bold"/>
    </style:style>
    <style:style style:name="T102" style:family="text">
      <style:text-properties style:font-weight-asian="normal" style:font-weight-complex="normal"/>
    </style:style>
    <style:style style:name="T103" style:family="text">
      <style:text-properties officeooo:rsid="0013c43e" style:font-weight-asian="normal" style:font-weight-complex="normal"/>
    </style:style>
    <style:style style:name="T104" style:family="text">
      <style:text-properties officeooo:rsid="00194cb9" style:font-weight-asian="normal" style:font-weight-complex="normal"/>
    </style:style>
    <style:style style:name="T105" style:family="text">
      <style:text-properties officeooo:rsid="005b2edb" style:font-weight-asian="normal" style:font-weight-complex="normal"/>
    </style:style>
    <style:style style:name="T106" style:family="text">
      <style:text-properties officeooo:rsid="005d2d5b" style:font-weight-asian="normal" style:font-weight-complex="normal"/>
    </style:style>
    <style:style style:name="T107" style:family="text">
      <style:text-properties fo:font-style="italic" officeooo:rsid="001aa860" style:font-style-asian="italic" style:font-style-complex="italic"/>
    </style:style>
    <style:style style:name="T108" style:family="text">
      <style:text-properties fo:font-style="italic" officeooo:rsid="006a1308" style:font-style-asian="italic" style:font-style-complex="italic"/>
    </style:style>
    <style:style style:name="T109" style:family="text">
      <style:text-properties officeooo:rsid="00194cb9"/>
    </style:style>
    <style:style style:name="T110" style:family="text">
      <style:text-properties officeooo:rsid="001aa860"/>
    </style:style>
    <style:style style:name="T111" style:family="text">
      <style:text-properties officeooo:rsid="001aa860" style:font-style-asian="normal" style:font-style-complex="normal"/>
    </style:style>
    <style:style style:name="T112" style:family="text">
      <style:text-properties officeooo:rsid="001bf7be"/>
    </style:style>
    <style:style style:name="T113" style:family="text">
      <style:text-properties officeooo:rsid="002c95b0"/>
    </style:style>
    <style:style style:name="T114" style:family="text">
      <style:text-properties officeooo:rsid="00326419"/>
    </style:style>
    <style:style style:name="T115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6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7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8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9" style:family="text">
      <style:text-properties style:font-name="Times" fo:font-size="13pt" style:font-size-asian="13pt" style:font-size-complex="13pt"/>
    </style:style>
    <style:style style:name="T120" style:family="text">
      <style:text-properties style:font-name="Times" fo:font-size="13pt" officeooo:rsid="00326419" style:font-size-asian="13pt" style:font-size-complex="13pt"/>
    </style:style>
    <style:style style:name="T121" style:family="text">
      <style:text-properties style:font-name="Times" fo:font-size="13pt" officeooo:rsid="0038f803" style:font-size-asian="13pt" style:font-size-complex="13pt"/>
    </style:style>
    <style:style style:name="T122" style:family="text">
      <style:text-properties style:font-name="Times" fo:font-size="14pt" style:font-size-asian="14pt" style:font-size-complex="14pt"/>
    </style:style>
    <style:style style:name="T123" style:family="text">
      <style:text-properties style:font-name="Times" fo:font-size="14pt" officeooo:rsid="0034c862" style:font-size-asian="14pt" style:font-size-complex="14pt"/>
    </style:style>
    <style:style style:name="T124" style:family="text">
      <style:text-properties style:font-name="Times" fo:font-size="14pt" officeooo:rsid="00398ec2" style:font-size-asian="14pt" style:font-size-complex="14pt"/>
    </style:style>
    <style:style style:name="T125" style:family="text">
      <style:text-properties fo:font-size="13pt" style:font-size-asian="13pt" style:font-size-complex="13pt"/>
    </style:style>
    <style:style style:name="T126" style:family="text">
      <style:text-properties fo:font-size="13pt" officeooo:rsid="00398ec2" style:font-size-asian="13pt" style:font-size-complex="13pt"/>
    </style:style>
    <style:style style:name="T127" style:family="text">
      <style:text-properties fo:font-size="13pt" officeooo:rsid="002d7492" style:font-size-asian="13pt" style:font-size-complex="13pt"/>
    </style:style>
    <style:style style:name="T128" style:family="text">
      <style:text-properties fo:font-size="13pt" officeooo:rsid="002f3386" style:font-size-asian="13pt" style:font-size-complex="13pt"/>
    </style:style>
    <style:style style:name="T129" style:family="text">
      <style:text-properties fo:font-size="13pt" officeooo:rsid="0034c862" style:font-size-asian="13pt" style:font-size-complex="13pt"/>
    </style:style>
    <style:style style:name="T130" style:family="text">
      <style:text-properties fo:font-size="13pt" officeooo:rsid="003a9220" style:font-size-asian="13pt" style:font-size-complex="13pt"/>
    </style:style>
    <style:style style:name="T131" style:family="text">
      <style:text-properties fo:font-size="13pt" officeooo:rsid="003c89c1" style:font-size-asian="13pt" style:font-size-complex="13pt"/>
    </style:style>
    <style:style style:name="T132" style:family="text">
      <style:text-properties fo:font-size="13pt" officeooo:rsid="0035683a" style:font-size-asian="13pt" style:font-size-complex="13pt"/>
    </style:style>
    <style:style style:name="T133" style:family="text">
      <style:text-properties fo:font-size="13pt" officeooo:rsid="00324049" style:font-size-asian="13pt" style:font-size-complex="13pt"/>
    </style:style>
    <style:style style:name="T134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6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8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9" style:family="text">
      <style:text-properties officeooo:rsid="0032eff5"/>
    </style:style>
    <style:style style:name="T140" style:family="text">
      <style:text-properties fo:color="#000000"/>
    </style:style>
    <style:style style:name="T141" style:family="text">
      <style:text-properties fo:color="#000000" officeooo:rsid="00398ec2"/>
    </style:style>
    <style:style style:name="T142" style:family="text">
      <style:text-properties fo:color="#000000" officeooo:rsid="00324049"/>
    </style:style>
    <style:style style:name="T143" style:family="text">
      <style:text-properties fo:color="#000000" officeooo:rsid="0035683a"/>
    </style:style>
    <style:style style:name="T144" style:family="text">
      <style:text-properties fo:color="#000000" officeooo:rsid="003c89c1"/>
    </style:style>
    <style:style style:name="T145" style:family="text">
      <style:text-properties fo:color="#000000" officeooo:rsid="0032eff5"/>
    </style:style>
    <style:style style:name="T146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7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8" style:family="text">
      <style:text-properties fo:color="#000000" style:text-underline-style="none"/>
    </style:style>
    <style:style style:name="T149" style:family="text">
      <style:text-properties officeooo:rsid="0015aaf5"/>
    </style:style>
    <style:style style:name="T150" style:family="text">
      <style:text-properties officeooo:rsid="003313ac"/>
    </style:style>
    <style:style style:name="T151" style:family="text">
      <style:text-properties officeooo:rsid="00198e22"/>
    </style:style>
    <style:style style:name="T152" style:family="text">
      <style:text-properties officeooo:rsid="0017307e"/>
    </style:style>
    <style:style style:name="T153" style:family="text">
      <style:text-properties officeooo:rsid="00324049"/>
    </style:style>
    <style:style style:name="T154" style:family="text">
      <style:text-properties officeooo:rsid="001feb5f"/>
    </style:style>
    <style:style style:name="T155" style:family="text">
      <style:text-properties officeooo:rsid="001e1e4c"/>
    </style:style>
    <style:style style:name="T156" style:family="text">
      <style:text-properties officeooo:rsid="001ace55"/>
    </style:style>
    <style:style style:name="T157" style:family="text">
      <style:text-properties officeooo:rsid="002d7492"/>
    </style:style>
    <style:style style:name="T158" style:family="text">
      <style:text-properties officeooo:rsid="0020b039"/>
    </style:style>
    <style:style style:name="T1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0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1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2" style:family="text">
      <style:text-properties style:text-underline-style="solid" style:text-underline-width="auto" style:text-underline-color="font-color" officeooo:rsid="00475907"/>
    </style:style>
    <style:style style:name="T163" style:family="text">
      <style:text-properties style:text-underline-style="none" fo:font-weight="normal" style:font-weight-asian="normal" style:font-weight-complex="normal"/>
    </style:style>
    <style:style style:name="T164" style:family="text">
      <style:text-properties officeooo:rsid="0021074c"/>
    </style:style>
    <style:style style:name="T165" style:family="text">
      <style:text-properties officeooo:rsid="0021e48b"/>
    </style:style>
    <style:style style:name="T166" style:family="text">
      <style:text-properties officeooo:rsid="0023c179"/>
    </style:style>
    <style:style style:name="T167" style:family="text">
      <style:text-properties officeooo:rsid="002f3386"/>
    </style:style>
    <style:style style:name="T168" style:family="text">
      <style:text-properties officeooo:rsid="002812a7"/>
    </style:style>
    <style:style style:name="T169" style:family="text">
      <style:text-properties officeooo:rsid="0028d2b1"/>
    </style:style>
    <style:style style:name="T170" style:family="text">
      <style:text-properties officeooo:rsid="002a381b"/>
    </style:style>
    <style:style style:name="T171" style:family="text">
      <style:text-properties officeooo:rsid="00305f3f"/>
    </style:style>
    <style:style style:name="T172" style:family="text">
      <style:text-properties officeooo:rsid="0023fc48"/>
    </style:style>
    <style:style style:name="T173" style:family="text">
      <style:text-properties officeooo:rsid="0025de97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02d1142" style:font-weight-asian="normal" style:font-weight-complex="normal"/>
    </style:style>
    <style:style style:name="T176" style:family="text">
      <style:text-properties fo:font-weight="normal" officeooo:rsid="00413a8b" style:font-weight-asian="normal" style:font-weight-complex="normal"/>
    </style:style>
    <style:style style:name="T177" style:family="text">
      <style:text-properties fo:font-weight="normal" officeooo:rsid="005b0fee" style:font-weight-asian="normal" style:font-weight-complex="normal"/>
    </style:style>
    <style:style style:name="T178" style:family="text">
      <style:text-properties fo:font-weight="normal" officeooo:rsid="0016935f"/>
    </style:style>
    <style:style style:name="T179" style:family="text">
      <style:text-properties fo:font-weight="normal" officeooo:rsid="0013c43e"/>
    </style:style>
    <style:style style:name="T180" style:family="text">
      <style:text-properties officeooo:rsid="00262a72"/>
    </style:style>
    <style:style style:name="T181" style:family="text">
      <style:text-properties officeooo:rsid="002680a2"/>
    </style:style>
    <style:style style:name="T182" style:family="text">
      <style:text-properties officeooo:rsid="0035683a"/>
    </style:style>
    <style:style style:name="T183" style:family="text">
      <style:text-properties officeooo:rsid="00413a8b"/>
    </style:style>
    <style:style style:name="T184" style:family="text">
      <style:text-properties officeooo:rsid="00443585"/>
    </style:style>
    <style:style style:name="T185" style:family="text">
      <style:text-properties officeooo:rsid="002aba7d"/>
    </style:style>
    <style:style style:name="T186" style:family="text">
      <style:text-properties officeooo:rsid="003f3934"/>
    </style:style>
    <style:style style:name="T187" style:family="text">
      <style:text-properties officeooo:rsid="003f9494"/>
    </style:style>
    <style:style style:name="T188" style:family="text">
      <style:text-properties officeooo:rsid="00424e7b"/>
    </style:style>
    <style:style style:name="T189" style:family="text">
      <style:text-properties officeooo:rsid="0035e87c"/>
    </style:style>
    <style:style style:name="T190" style:family="text">
      <style:text-properties officeooo:rsid="0036418a"/>
    </style:style>
    <style:style style:name="T191" style:family="text">
      <style:text-properties officeooo:rsid="003715ab"/>
    </style:style>
    <style:style style:name="T192" style:family="text">
      <style:text-properties officeooo:rsid="0038cf2c"/>
    </style:style>
    <style:style style:name="T193" style:family="text">
      <style:text-properties officeooo:rsid="003a9220"/>
    </style:style>
    <style:style style:name="T194" style:family="text">
      <style:text-properties officeooo:rsid="003c89c1"/>
    </style:style>
    <style:style style:name="T195" style:family="text">
      <style:text-properties officeooo:rsid="003e16d4"/>
    </style:style>
    <style:style style:name="T196" style:family="text">
      <style:text-properties officeooo:rsid="003e69de"/>
    </style:style>
    <style:style style:name="T197" style:family="text">
      <style:text-properties fo:background-color="#ffffff" loext:char-shading-value="0"/>
    </style:style>
    <style:style style:name="T198" style:family="text">
      <style:text-properties officeooo:rsid="00475907"/>
    </style:style>
    <style:style style:name="T199" style:family="text">
      <style:text-properties officeooo:rsid="0016935f" style:font-weight-asian="bold" style:font-weight-complex="bold"/>
    </style:style>
    <style:style style:name="T200" style:family="text">
      <style:text-properties officeooo:rsid="00145571" style:font-weight-asian="bold" style:font-weight-complex="bold"/>
    </style:style>
    <style:style style:name="T201" style:family="text">
      <style:text-properties officeooo:rsid="002c95b0" style:font-weight-asian="bold" style:font-weight-complex="bold"/>
    </style:style>
    <style:style style:name="T202" style:family="text">
      <style:text-properties officeooo:rsid="0013c43e" style:font-weight-asian="bold" style:font-weight-complex="bold"/>
    </style:style>
    <style:style style:name="T203" style:family="text">
      <style:text-properties officeooo:rsid="0014ece6" style:font-weight-asian="bold" style:font-weight-complex="bold"/>
    </style:style>
    <style:style style:name="T204" style:family="text">
      <style:text-properties officeooo:rsid="005b2edb"/>
    </style:style>
    <style:style style:name="T205" style:family="text">
      <style:text-properties officeooo:rsid="005d2d5b"/>
    </style:style>
    <style:style style:name="T206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3" style:family="text">
      <style:text-properties officeooo:rsid="0065046f"/>
    </style:style>
    <style:style style:name="T214" style:family="text">
      <style:text-properties officeooo:rsid="006a1308"/>
    </style:style>
    <style:style style:name="T215" style:family="text">
      <style:text-properties officeooo:rsid="007d82f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0"/>
      <text:p text:style-name="P91">Este documento apresenta a proposta do Sistema para Gerenciamento de <text:span text:style-name="T113">Casas de Material de Construção</text:span> – <text:span text:style-name="T113">GeraCon</text:span>, que tem como principal função auxiliar <text:span text:style-name="T113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9"><text:span text:style-name="T66">Outubro</text:span> 201<text:span text:style-name="T66">6</text:span></text:p>
      <text:p text:style-name="P6"><text:soft-page-break/>Especificação de Software</text:p>
      <text:p text:style-name="P64"><text:span text:style-name="T57">1. Documentação Conceitual</text:span><text:span text:style-name="T59"><text:line-break/></text:span><text:span text:style-name="T33">1.1. Minimundo</text:span></text:p>
      <text:p text:style-name="P92">Na loja de materiais para construção ConstruCosta, localizada na Av. Arnaldo Cunha, n° 843 <text:span text:style-name="T6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7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13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6729630706021015976" text:style-name="L1">
        <text:list-item>
          <text:p text:style-name="P221">Gerenciar o cadastro de <text:span text:style-name="T112">f</text:span>uncionários, <text:span text:style-name="T112">c</text:span>lientes, fornecedores, <text:span text:style-name="T112">produtos</text:span> e veículos;</text:p>
        </text:list-item>
        <text:list-item>
          <text:p text:style-name="P221">Controlar as <text:span text:style-name="T112">c</text:span>ompras, <text:span text:style-name="T112">v</text:span>endas, <text:span text:style-name="T112">estoque</text:span> e Entregas;</text:p>
        </text:list-item>
        <text:list-item>
          <text:p text:style-name="P221">Gerar Relatórios de Vendas Efetuadas, <text:span text:style-name="T69">Compras Realizadas e Produtos Vendidos.</text:span></text:p>
        </text:list-item>
      </text:list>
      <text:p text:style-name="P51"/>
      <text:p text:style-name="P7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1.4. Modelagem Conceitual (DER)</text:p>
      <text:p text:style-name="P40"><draw:frame draw:style-name="fr1" draw:name="Imagem2" text:anchor-type="paragraph" svg:width="17cm" svg:height="10.966cm" draw:z-index="37"><draw:image xlink:href="Pictures/1000000000000349000002187F7A8D98.png" xlink:type="simple" xlink:show="embed" xlink:actuate="onLoad"/></draw:frame></text:p>
      <text:p text:style-name="P8">1.5. Diagrama de Pacotes UML</text:p>
      <text:p text:style-name="P42"><draw:frame draw:style-name="fr2" draw:name="Imagem9" text:anchor-type="paragraph" svg:width="17cm" svg:height="9.192cm" draw:z-index="38"><draw:image xlink:href="Pictures/10000000000002B000000174DF0E62A5.png" xlink:type="simple" xlink:show="embed" xlink:actuate="onLoad"/></draw:frame></text:p>
      <text:p text:style-name="P12"/>
      <text:p text:style-name="P12">6. Documento de casos de uso (Diagrama e descrição)</text:p>
      <text:p text:style-name="P65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oft-page-break/><text:span text:style-name="T29">1.6.1. Diagrama de Sistema(ou de contexto</text:span><text:span text:style-name="T30">)</text:span></text:p>
      <text:h text:style-name="P231" text:outline-level="2">1.7. <text:s/>Diagrama de Caso de Uso de 2º nível </text:h>
      <text:h text:style-name="P232" text:outline-level="2"><text:span text:style-name="T120">1</text:span><text:span text:style-name="T119">.</text:span><text:span text:style-name="T120">7</text:span><text:span text:style-name="T119">.</text:span><text:span text:style-name="T120">1.</text:span><text:span text:style-name="T119"> Funcionalidade 01 – </text:span><text:span text:style-name="T121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33" text:outline-level="2"><text:soft-page-break/><text:span text:style-name="T114">1</text:span>.<text:span text:style-name="T114">7</text:span>.<text:span text:style-name="T114">2.</text:span> Funcionalidade 02 – Gerenciar Fornecedores</text:h>
      <text:h text:style-name="P241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5">1.7</text:span><text:span text:style-name="T140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42" text:outline-level="2"/>
      <text:p text:style-name="P81"/>
      <text:p text:style-name="P81"/>
      <text:h text:style-name="P242" text:outline-level="2"/>
      <text:h text:style-name="P242" text:outline-level="2"/>
      <text:p text:style-name="P81"/>
      <text:h text:style-name="P245" text:outline-level="2"><text:soft-page-break/><text:span text:style-name="T139">1.7</text:span>.4. Funcionalidade 04 – Gerenciar Veículos</text:h>
      <text:h text:style-name="P234" text:outline-level="2"><draw:frame draw:style-name="fr6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34" text:outline-level="2"><text:span text:style-name="T145">1.7</text:span><text:span text:style-name="T140">.5. Funcionalidade 05 - Gerenciar Usuários</text:span></text:h>
      <text:p text:style-name="P3"><draw:frame draw:style-name="fr7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4" text:outline-level="2"><text:soft-page-break/><text:span text:style-name="T139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43" text:outline-level="2"><text:span text:style-name="T65">1.7</text:span><text:span text:style-name="T64">.7. Funcionalidade 07 - Efetuar Vendas</text:span></text:h>
      <text:p text:style-name="P73"><draw:frame draw:style-name="fr7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42" text:outline-level="2"><text:soft-page-break/><text:span text:style-name="T139">1.7</text:span>.8. Funcionalidade 08 – Gerenciar Clientes</text:h>
      <text:p text:style-name="P79"><draw:frame draw:style-name="fr7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42" text:outline-level="2"><text:span text:style-name="T139">1.7</text:span>.9. Funcionalidade 09 - Realizar Entrega</text:h>
      <text:p text:style-name="P73"><draw:frame draw:style-name="fr7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42" text:outline-level="2"><text:soft-page-break/><text:span text:style-name="T139">7.1</text:span>.10. Funcionalidade 10 – Gerenciar Estoque</text:h>
      <text:p text:style-name="P73"><draw:frame draw:style-name="fr7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51" text:outline-level="1"><text:span text:style-name="T123">2</text:span><text:span text:style-name="T122">. Descrição de Caso de Uso d</text:span><text:span text:style-name="T124">o</text:span><text:span text:style-name="T122"> 3º Nível</text:span></text:h>
      <text:h text:style-name="P235" text:outline-level="2"><text:bookmark-start text:name="__RefHeading__3472_808421346"/><text:span text:style-name="T129">2.</text:span><text:span text:style-name="T126">1. </text:span><text:span text:style-name="T127">Funcionalidade 01 </text:span><text:span text:style-name="T128">(Gerenciar Funcionários)</text:span><text:bookmark-end text:name="__RefHeading__3472_808421346"/></text:h>
      <text:h text:style-name="P249" text:outline-level="3"><text:span text:style-name="T75">2.</text:span><text:span text:style-name="T73">1.</text:span><text:span text:style-name="T75">1. </text:span><text:span text:style-name="T70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9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50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70">PR1</text:span>- <text:span text:style-name="T149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70">FP1</text:span>- <text:span text:style-name="T151">O usuário clica no botão Novo Funcionário;</text:span></text:p>
            <text:p text:style-name="P148"/>
            <text:p text:style-name="P148"><text:span text:style-name="T70">FP2</text:span>- <text:s/><text:span text:style-name="T152">O usuário deverá preencher os campos no formulário (nome, CPF, RG, carteira de trabalho, sexo, data Nascimento, telefone, função, habilitação e </text:span>endereço <text:span text:style-name="T153">(Rua/av., Número, Bairro, Complemento, Cidade))[RN2]</text:span></text:p>
            <text:p text:style-name="P152"/>
            <text:p text:style-name="P152"><text:span text:style-name="T70">FP3</text:span>- O usuário clica no botão Salvar; <text:span text:style-name="T154">[RN1]</text:span></text:p>
            <text:p text:style-name="P160"/>
            <text:p text:style-name="P160"><text:span text:style-name="T70">FP</text:span><text:span text:style-name="T76">4</text:span>- O sistema verifica na base <text:span text:style-name="T155">de dados </text:span>se <text:span text:style-name="T156">já não há um</text:span> funcionário cadastrado <text:span text:style-name="T156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7">AF1</text:span>- Se o funcionário já estiver cadastrado <text:span text:style-name="T155">será</text:span> exibida a mensagem: “Funcionário já existe!”</text:p>
            <text:p text:style-name="P168"/>
            <text:p text:style-name="P168"><text:span text:style-name="T70">AF</text:span><text:span text:style-name="T77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70">RN1</text:span>- O botão Salvar só ficará ativado após serem preenchidos os campos nome, senha, CPF, RG, carteira de trabalho e telefone.</text:p>
            <text:p text:style-name="P174"/>
            <text:p text:style-name="P174"><text:span text:style-name="T70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5">1.2</text:span>, UC1.3, UC 1.4</text:p>
          </table:table-cell>
        </table:table-row>
      </table:table>
      <text:p text:style-name="P83"/>
      <text:p text:style-name="P83"/>
      <text:p text:style-name="P74"><text:span text:style-name="T146">2.1</text:span><text:span text:style-name="T147">.</text:span><text:span text:style-name="T146">2.</text:span><text:span text:style-name="T147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4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70">PR1</text:span>- <text:span text:style-name="T149">O usuário deve estar na tela Gerenciar Funcionários;</text:span></text:p>
            <text:p text:style-name="P182"/>
            <text:p text:style-name="P182"><text:span text:style-name="T70">PR2</text:span>- O funcionário deve <text:span text:style-name="T157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70">FP1</text:span>- <text:span text:style-name="T151">O usuário seleciona um dos itens (funcionário) da lista Funcionários cadastrados;</text:span></text:p>
            <text:p text:style-name="P152"/>
            <text:p text:style-name="P152"><text:span text:style-name="T70">FP</text:span><text:span text:style-name="T78">2</text:span>- O usuário clica no botão <text:span text:style-name="T158">Excluir</text:span>; <text:span text:style-name="T154">[RN1]</text:span></text:p>
            <text:p text:style-name="P160"/>
            <text:p text:style-name="P160"><text:span text:style-name="T70">FP</text:span><text:span text:style-name="T76">4</text:span>- <text:span text:style-name="T158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70">FP5</text:span>- O usuário clica no botão <text:span text:style-name="T159">Sim</text:span><text:span text:style-name="T163">,</text:span> o funcionário é excluído e retorna a tela Gerenci<text:span text:style-name="T164">ar </text:span>Funcionários. <text:span text:style-name="T164">[</text:span><text:span text:style-name="T79">AF1</text:span><text:span text:style-name="T164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7">AF1</text:span>- <text:span text:style-name="T158">Se o usuário clicar no botão </text:span><text:span text:style-name="T160">Não</text:span><text:span text:style-name="T158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70">RN1</text:span>- O botão <text:span text:style-name="T154">Excluir </text:span>só ficará ativado após ser <text:span text:style-name="T154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8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49" text:outline-level="3"/>
      <text:p text:style-name="P82"/>
      <text:h text:style-name="P249" text:outline-level="3"><text:soft-page-break/><text:span text:style-name="T75">2</text:span><text:span text:style-name="T74">.</text:span><text:span text:style-name="T75">1.</text:span><text:span text:style-name="T80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4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50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70">PR1</text:span>- <text:span text:style-name="T149">O usuário deve estar na tela Gerenciar Funcionários;</text:span></text:p>
            <text:p text:style-name="P185"/>
            <text:p text:style-name="P182"><text:span text:style-name="T70">PR2</text:span>- O funcionário deve <text:span text:style-name="T157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70">FP1</text:span>- <text:span text:style-name="T151">O usuário seleciona um dos itens (funcionário) da lista Funcionários cadastrados;</text:span></text:p>
            <text:p text:style-name="P157"/>
            <text:p text:style-name="P157"><text:span text:style-name="T70">FP</text:span><text:span text:style-name="T78">2</text:span>- O usuário clica no botão <text:span text:style-name="T165">Alterar</text:span>; <text:span text:style-name="T154">[</text:span><text:span text:style-name="T81">RN1</text:span><text:span text:style-name="T154">]</text:span></text:p>
            <text:p text:style-name="P164"/>
            <text:p text:style-name="P160"><text:span text:style-name="T70">FP</text:span><text:span text:style-name="T82">3</text:span>- <text:span text:style-name="T158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70">FP</text:span><text:span text:style-name="T82">4</text:span>- O usuário <text:span text:style-name="T165">clica no botão Sim e é </text:span>redirecionado para tela de cadastro onde todos os campos já estarão preenchidos; <text:span text:style-name="T165">[</text:span><text:span text:style-name="T83">AF1</text:span><text:span text:style-name="T165">]</text:span></text:p>
            <text:p text:style-name="P194"/>
            <text:p text:style-name="P196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7">AF1</text:span>- <text:span text:style-name="T158">Se o usuário clicar no botão </text:span><text:span text:style-name="T160">Não</text:span><text:span text:style-name="T158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70">RN1</text:span>- O botão <text:span text:style-name="T165">Alterar </text:span>só ficará ativado após ser <text:span text:style-name="T154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5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49" text:outline-level="3"><text:span text:style-name="T75">2</text:span><text:span text:style-name="T73">.</text:span><text:span text:style-name="T74">1.</text:span><text:span text:style-name="T70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6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70">PR1</text:span>- <text:span text:style-name="T149">O usuário deve estar na tela Gerenciar Funcionários;</text:span></text:p>
            <text:p text:style-name="P135"/>
            <text:p text:style-name="P182"><text:span text:style-name="T70">PR2</text:span>- O funcionário deve <text:span text:style-name="T157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70">FP1</text:span>- <text:span text:style-name="T151">O usuário seleciona um dos itens (funcionário) da lista Funcionários cadastrados;</text:span></text:p>
            <text:p text:style-name="P152"/>
            <text:p text:style-name="P152"><text:soft-page-break/><text:span text:style-name="T70">FP</text:span><text:span text:style-name="T78">2</text:span>- O usuário clica <text:span text:style-name="T166">2 vezes no item (funcionário) selecionado;</text:span></text:p>
            <text:p text:style-name="P164"/>
            <text:p text:style-name="P160"><text:span text:style-name="T70">FP</text:span><text:span text:style-name="T82">3</text:span>- <text:span text:style-name="T158">Após o usuário clicar 2 vezes no item (funcionário) selecionado será exibida na tela todos os dados do funcionário .</text:span></text:p>
            <text:p text:style-name="P199"/>
            <text:p text:style-name="P199"><text:span text:style-name="T70">FP</text:span><text:span text:style-name="T82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82">2.</text:span>2. Funcionalidade 02 <text:span text:style-name="T167">(Gerenciar Fornecedores)</text:span></text:p>
      <text:h text:style-name="P246" text:outline-level="3"><text:span text:style-name="T182">2.</text:span>2<text:span text:style-name="T157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9">Cadastrar </text:span>F<text:span text:style-name="T168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50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70">PR1</text:span>- <text:span text:style-name="T149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70">FP1</text:span>- <text:span text:style-name="T151">O usuário clica no botão Novo Fornecedor;</text:span></text:p>
            <text:p text:style-name="P149"/>
            <text:p text:style-name="P149"><text:span text:style-name="T70">FP2</text:span>- <text:s/><text:span text:style-name="T152">O usuário deverá preencher os campos no formulário (nome, CNPJ, telefone, Email, endereço (Rua/av., Número, Bairro, Complemento, Cidade)) [</text:span><text:span text:style-name="T84">RN2</text:span><text:span text:style-name="T152">]</text:span></text:p>
            <text:p text:style-name="P153"/>
            <text:p text:style-name="P153"><text:span text:style-name="T70">FP3</text:span>- O usuário clica no botão Salvar; 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76">4</text:span>- O sistema verifica na base <text:span text:style-name="T155">de dados </text:span>se <text:span text:style-name="T156">já não há um</text:span> f<text:span text:style-name="T168">ornecedor </text:span>cadastrado <text:span text:style-name="T156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7">AF1</text:span>- Se o f<text:span text:style-name="T168">ornecedor</text:span> já estiver cadastrado <text:span text:style-name="T155">será</text:span> exibida a mensagem: “F<text:span text:style-name="T168">ornecedor</text:span> já existe!”</text:p>
            <text:p text:style-name="P173"/>
            <text:p text:style-name="P169"><text:span text:style-name="T70">AF</text:span><text:span text:style-name="T77">2</text:span>- Caso o usuário informe um número de C<text:span text:style-name="T168">NPJ</text:span> inferior há <text:span text:style-name="T169">14 </text:span>dígitos será exibida a mensagem: “C<text:span text:style-name="T168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70">RN1</text:span>- O botão Salvar só ficará ativado após serem preenchidos os campos nome, <text:span text:style-name="T168">CNPJ</text:span> e telefone.</text:p>
            <text:p text:style-name="P158"/>
            <text:p text:style-name="P175"><text:soft-page-break/><text:span text:style-name="T70">RN2</text:span>- O C<text:span text:style-name="T168">NPJ</text:span> deve conter <text:span text:style-name="T169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8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46" text:outline-level="3"/>
      <text:h text:style-name="P246" text:outline-level="3"><text:bookmark-start text:name="__RefHeading__3484_808421346"/><text:span text:style-name="T88">2</text:span><text:span text:style-name="T73">.</text:span><text:span text:style-name="T80">2</text:span><text:span text:style-name="T74">.</text:span><text:span text:style-name="T80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4">Excluir </text:span>F<text:span text:style-name="T169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50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70">PR1</text:span>- <text:span text:style-name="T149">O usuário deve estar na tela Gerenciar Fornecedores;</text:span></text:p>
            <text:p text:style-name="P136"/>
            <text:p text:style-name="P183"><text:span text:style-name="T70">PR2</text:span>- O f<text:span text:style-name="T169">ornecedor</text:span> deve <text:span text:style-name="T157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70">FP1</text:span>- <text:span text:style-name="T151">O usuário seleciona um dos itens (fornecedor) da lista Fornecedores cadastrados;</text:span></text:p>
            <text:p text:style-name="P145"/>
            <text:p text:style-name="P153"><text:span text:style-name="T70">FP</text:span><text:span text:style-name="T78">2</text:span>- O usuário clica no botão <text:span text:style-name="T158">Excluir</text:span>; <text:span text:style-name="T154">[</text:span><text:span text:style-name="T81">RN1</text:span><text:span text:style-name="T154">]</text:span></text:p>
            <text:p text:style-name="P165"/>
            <text:p text:style-name="P161"><text:span text:style-name="T70">FP</text:span><text:span text:style-name="T82">3</text:span>- <text:span text:style-name="T158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70">FP</text:span><text:span text:style-name="T82">4</text:span>- O usuário clica no botão Sim e o f<text:span text:style-name="T169">ornecedor </text:span>é excluído e retorna a tela Gerenci<text:span text:style-name="T164">ar </text:span>F<text:span text:style-name="T169">ornecedores. [</text:span><text:span text:style-name="T85">AF1</text:span><text:span text:style-name="T169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7">AF1</text:span>- <text:span text:style-name="T158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70">RN1</text:span>- O botão <text:span text:style-name="T154">Excluir </text:span>só ficará ativado após ser <text:span text:style-name="T154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9">rnecedor</text:span> estará <text:span text:style-name="T158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6" text:outline-level="3"><text:bookmark-start text:name="__RefHeading__3486_808421346"/><text:span text:style-name="T182">2.</text:span>2<text:span text:style-name="T157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4">Editar </text:span>F<text:span text:style-name="T169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50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70">PR1</text:span>- <text:span text:style-name="T149">O usuário deve estar na tela Gerenciar Fornecedores;</text:span></text:p>
            <text:p text:style-name="P136"/>
            <text:p text:style-name="P183"><text:soft-page-break/><text:span text:style-name="T70">PR2</text:span>- O f<text:span text:style-name="T169">ornecedor </text:span>deve <text:span text:style-name="T157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70">FP1</text:span>- <text:span text:style-name="T151">O usuário seleciona um dos itens (fornecedor) da lista Fornecedores cadastrados;</text:span></text:p>
            <text:p text:style-name="P153"/>
            <text:p text:style-name="P153"><text:span text:style-name="T70">FP</text:span><text:span text:style-name="T78">2</text:span>- O usuário clica no botão <text:span text:style-name="T165">Alterar</text:span>; <text:span text:style-name="T154">[</text:span><text:span text:style-name="T81">RN1</text:span><text:span text:style-name="T154">]</text:span></text:p>
            <text:p text:style-name="P153"/>
            <text:p text:style-name="P161"><text:span text:style-name="T70">FP</text:span><text:span text:style-name="T82">3</text:span>- <text:span text:style-name="T158">Após o usuário clicar no botão Alterar será exibida a mensagem “Tem certeza que deseja editar o fornecedor (nome do fornecedor)?”</text:span></text:p>
            <text:p text:style-name="P189"/>
            <text:p text:style-name="P189"><text:span text:style-name="T70">FP</text:span><text:span text:style-name="T82">4</text:span>- O usuário <text:span text:style-name="T165">clica no botão Sim e é </text:span>redirecionado para tela de cadastro onde todos os campos já estarão preenchidos; <text:span text:style-name="T165">[</text:span><text:span text:style-name="T83">AF1</text:span><text:span text:style-name="T165">]</text:span></text:p>
            <text:p text:style-name="P197"/>
            <text:p text:style-name="P197"><text:span text:style-name="T70">FP</text:span><text:span text:style-name="T82">5</text:span>- O usuário altera os dados que ele deseja e clica no botão <text:span text:style-name="T163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7">AF1</text:span>- <text:span text:style-name="T158">Se o usuário clicar no botão </text:span><text:span text:style-name="T160">Não</text:span><text:span text:style-name="T158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70">RN1</text:span>- O botão <text:span text:style-name="T165">Alterar </text:span>só ficará ativado após ser <text:span text:style-name="T154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70">ornecedor</text:span> estará <text:span text:style-name="T165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46" text:outline-level="3"><text:bookmark-start text:name="__RefHeading__3488_808421346"/><text:span text:style-name="T182">2.</text:span>2<text:span text:style-name="T157">.4</text:span>. <text:span text:style-name="T171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70">PR1</text:span>- <text:span text:style-name="T149">O usuário deve estar na tela Gerenciar Fornecedores;</text:span></text:p>
            <text:p text:style-name="P136"/>
            <text:p text:style-name="P183"><text:span text:style-name="T70">PR2</text:span>- O f<text:span text:style-name="T170">ornecedor</text:span> deve <text:span text:style-name="T157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70">FP1</text:span>- <text:span text:style-name="T151">O usuário seleciona um dos itens (fornecedor) da lista Fornecedores cadastrados;</text:span></text:p>
            <text:p text:style-name="P145"/>
            <text:p text:style-name="P153"><text:span text:style-name="T70">FP</text:span><text:span text:style-name="T78">2</text:span>- O usuário clica <text:span text:style-name="T166">2 vezes no item (fornecedor) selecionado;</text:span></text:p>
            <text:p text:style-name="P161"/>
            <text:p text:style-name="P161"><text:span text:style-name="T70">FP</text:span><text:span text:style-name="T82">3</text:span>- <text:span text:style-name="T158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70">FP</text:span><text:span text:style-name="T82">4</text:span>- O usuário clica no botão fechar e retorna para a tela Gerenciar F<text:span text:style-name="T170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70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46" text:outline-level="3"><text:span text:style-name="T88">2</text:span><text:span text:style-name="T74">.</text:span><text:span text:style-name="T88">3</text:span><text:span text:style-name="T70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9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70">PR1</text:span>- <text:span text:style-name="T149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70">FP1</text:span>- <text:span text:style-name="T151">O gerente seleciona o produto;</text:span></text:p>
            <text:p text:style-name="P149"/>
            <text:p text:style-name="P149"><text:span text:style-name="T70">FP2</text:span>- <text:s/><text:span text:style-name="T152">O gerente seleciona a quantidade de produtos.</text:span></text:p>
            <text:p text:style-name="P153"/>
            <text:p text:style-name="P153"><text:span text:style-name="T70">FP3</text:span>- O <text:span text:style-name="T183">gerente</text:span> clica no botão Salvar; <text:span text:style-name="T154">[RN1]</text:span></text:p>
            <text:p text:style-name="P161"/>
            <text:p text:style-name="P161"><text:span text:style-name="T70">FP</text:span><text:span text:style-name="T76">4</text:span>- <text:s/><text:span text:style-name="T183">O gerente preenche a campo data da compra.</text:span></text:p>
            <text:p text:style-name="P161"/>
            <text:p text:style-name="P204"><text:span text:style-name="T70">FP5-</text:span> O cliente seleciona o fornecedor.</text:p>
            <text:p text:style-name="P124"/>
            <text:p text:style-name="P124">FP<text:span text:style-name="T184">6</text:span>- <text:span text:style-name="T174">O gerente clica no botão Encaminhar Pedido.</text:span></text:p>
            <text:p text:style-name="P161"/>
            <text:p text:style-name="P124">FP<text:span text:style-name="T184">7</text:span>- <text:span text:style-name="T174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7">AF1</text:span>- S<text:span text:style-name="T183">e o cliente clicar no botão </text:span><text:span text:style-name="T89">Cancelar </text:span><text:span text:style-name="T176">será exibida a mensagem “Tem certeza que deseja cancelar a operação?”</text:span></text:p>
            <text:p text:style-name="P124">AF2- <text:span text:style-name="T174">Caso ele clique em </text:span>SIM <text:span text:style-name="T174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83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36" text:outline-level="2"><text:bookmark-start text:name="__RefHeading__3490_808421346"/><text:soft-page-break/><text:span text:style-name="T132">2.4. F</text:span><text:span text:style-name="T125">uncionalidade 04</text:span><text:span text:style-name="T133">(Gerenciar Veículos)</text:span><text:bookmark-end text:name="__RefHeading__3490_808421346"/></text:h>
      <text:h text:style-name="P248" text:outline-level="3"><text:bookmark-start text:name="__RefHeading__3492_808421346"/><text:span text:style-name="T143">2</text:span><text:span text:style-name="T141">.</text:span><text:span text:style-name="T143">4</text:span><text:span text:style-name="T141">.</text:span><text:span text:style-name="T140">1. Cadastrar </text:span><text:span text:style-name="T142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70">PR1</text:span>- <text:span text:style-name="T149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70">FP1</text:span>- <text:span text:style-name="T151">O usuário clica no botão Novo Veículo;</text:span></text:p>
            <text:p text:style-name="P145"/>
            <text:p text:style-name="P149"><text:span text:style-name="T70">FP2</text:span>- <text:s/><text:span text:style-name="T152">O usuário deverá preencher os campos no formulário (tipo, combustível, marca, modelo, placa, ano, observações);[RN2]</text:span></text:p>
            <text:p text:style-name="P153"/>
            <text:p text:style-name="P153"><text:span text:style-name="T70">FP3</text:span>- O usuário clica no botão Salvar; 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76">4</text:span>- O sistema verifica na base <text:span text:style-name="T155">de dados </text:span>se <text:span text:style-name="T156">já não há um</text:span> <text:span text:style-name="T172">veículo </text:span>cadastrado <text:span text:style-name="T156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7">AF1</text:span>- Se o <text:span text:style-name="T172">veículo </text:span>já estiver cadastrado <text:span text:style-name="T155">será</text:span> exibida a mensagem: “<text:span text:style-name="T172">veículo </text:span>já existe!”</text:p>
            <text:p text:style-name="P161"/>
            <text:p text:style-name="P169"><text:span text:style-name="T70">AF</text:span><text:span text:style-name="T77">2</text:span>- Caso o usuário informe um número de <text:span text:style-name="T172">placa </text:span>inferior há <text:span text:style-name="T172">7 </text:span>dígitos será exibida a mensagem: “<text:span text:style-name="T172">placa </text:span>inválid<text:span text:style-name="T172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70">RN1</text:span>- O botão Salvar só ficará ativado após serem preenchidos <text:span text:style-name="T172">todos os campos exceto observações</text:span>.</text:p>
            <text:p text:style-name="P158"/>
            <text:p text:style-name="P178"><text:span text:style-name="T70">RN2</text:span>- <text:span text:style-name="T172">A placa </text:span>deve conter <text:span text:style-name="T172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72">veículo</text:span> estará cadas<text:span text:style-name="T172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46" text:outline-level="3"/>
      <text:h text:style-name="P246" text:outline-level="3"><text:bookmark-start text:name="__RefHeading__3494_808421346"/><text:span text:style-name="T88">2</text:span><text:span text:style-name="T73">.</text:span><text:span text:style-name="T88">4</text:span><text:span text:style-name="T73">.2</text:span><text:span text:style-name="T80">. </text:span><text:span text:style-name="T86">Excluir</text:span><text:span text:style-name="T80"> </text:span><text:span text:style-name="T86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70">PR1</text:span>- <text:span text:style-name="T149">O usuário deve estar na tela Gerenciar Veículos;</text:span></text:p>
            <text:p text:style-name="P136"/>
            <text:p text:style-name="P183"><text:span text:style-name="T70">PR2</text:span>- O <text:span text:style-name="T173">veículo </text:span>deve <text:span text:style-name="T157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70">FP1</text:span>- <text:span text:style-name="T151">O usuário seleciona um dos itens </text:span><text:soft-page-break/><text:span text:style-name="T151">“veículos” da lista Veículos cadastrados;</text:span></text:p>
            <text:p text:style-name="P145"/>
            <text:p text:style-name="P153"><text:span text:style-name="T70">FP</text:span><text:span text:style-name="T78">2</text:span>- O usuário clica no botão <text:span text:style-name="T158">Excluir</text:span>; 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87">3</text:span><text:span text:style-name="T175">-</text:span> <text:span text:style-name="T158">Após o usuário clicar no botão Excluir será exibida a mensagem “ Tem certeza que deseja excluir este veículo? ”</text:span></text:p>
            <text:p text:style-name="P189"/>
            <text:p text:style-name="P189"><text:span text:style-name="T70">FP</text:span><text:span text:style-name="T87">4</text:span>- O usuário clica no botão Sim e o <text:span text:style-name="T180">veículo </text:span>é excluido e retorna <text:span text:style-name="T180">par</text:span>a tela Gerenci<text:span text:style-name="T164">ar Veículos</text:span>.<text:span text:style-name="T164">[</text:span><text:span text:style-name="T79">AF1</text:span><text:span text:style-name="T164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7">AF1</text:span>- <text:span text:style-name="T158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70">RN1</text:span>- O botão <text:span text:style-name="T154">Excluir </text:span>só ficará ativado após ser <text:span text:style-name="T154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80">veículo</text:span> estará <text:span text:style-name="T158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6" text:outline-level="3"><text:bookmark-start text:name="__RefHeading__3496_808421346"/><text:span text:style-name="T182">2.4.3</text:span>. <text:span text:style-name="T153">Editar</text:span> <text:span text:style-name="T153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70">PR1</text:span>- <text:span text:style-name="T149">O usuário deve estar na tela Gerenciar Veículos;</text:span></text:p>
            <text:p text:style-name="P136"/>
            <text:p text:style-name="P183"><text:span text:style-name="T70">PR2</text:span>- O <text:span text:style-name="T180">veículo</text:span> deve <text:span text:style-name="T157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70">FP1</text:span>- <text:span text:style-name="T151">O usuário seleciona um dos itens “veículo” da lista Veículos cadastrados;</text:span></text:p>
            <text:p text:style-name="P145"/>
            <text:p text:style-name="P153"><text:span text:style-name="T70">FP</text:span><text:span text:style-name="T78">2</text:span>- O usuário clica no botão <text:span text:style-name="T165">Alterar</text:span>;<text:span text:style-name="T154">[RN1]</text:span></text:p>
            <text:p text:style-name="P161"/>
            <text:p text:style-name="P161"><text:span text:style-name="T70">FP</text:span><text:span text:style-name="T87">3</text:span>- <text:span text:style-name="T158">Após o usuário clicar no botão Alterar será exibida a mensagem “Tem certeza que deseja editar este veículo?”</text:span></text:p>
            <text:p text:style-name="P189"/>
            <text:p text:style-name="P189"><text:span text:style-name="T70">FP</text:span><text:span text:style-name="T87">4</text:span>- O usuário <text:span text:style-name="T165">clica no botão Sim e é </text:span>redirecionado para tela de cadastro onde todos os campos já estarão preenchidos; <text:span text:style-name="T165">[</text:span><text:span text:style-name="T83">AF1</text:span><text:span text:style-name="T165">]</text:span></text:p>
            <text:p text:style-name="P197"/>
            <text:p text:style-name="P197"><text:span text:style-name="T70">FP</text:span><text:span text:style-name="T87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7">AF1</text:span>- <text:span text:style-name="T158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70">RN1</text:span>- O botão <text:span text:style-name="T165">Alterar </text:span>só ficará ativado após ser <text:span text:style-name="T154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81">veículo </text:span>estará <text:span text:style-name="T165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46" text:outline-level="3"><text:span text:style-name="T182">2.4.4</text:span>. <text:span text:style-name="T153">Consultar</text:span> <text:span text:style-name="T153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70">PR1</text:span>- <text:span text:style-name="T149">O usuário deve estar na tela Gerenciar Veículos;</text:span></text:p>
            <text:p text:style-name="P136"/>
            <text:p text:style-name="P183"><text:span text:style-name="T70">PR2</text:span>- O <text:span text:style-name="T181">veículo </text:span>deve <text:span text:style-name="T157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70">FP1</text:span>- <text:span text:style-name="T151">O usuário seleciona um dos itens “veículo” da lista Veículos cadastrados;</text:span></text:p>
            <text:p text:style-name="P145"/>
            <text:p text:style-name="P153"><text:span text:style-name="T70">FP</text:span><text:span text:style-name="T78">2</text:span>- O usuário clica <text:span text:style-name="T166">2 vezes no item “veículo” selecionado;</text:span></text:p>
            <text:p text:style-name="P161"/>
            <text:p text:style-name="P161"><text:span text:style-name="T70">FP</text:span><text:span text:style-name="T87">3</text:span>- <text:span text:style-name="T158">Após o usuário clicar 2 vezes no item “veículo” selecionado será exibida na tela todos os dados do veículo;</text:span></text:p>
            <text:p text:style-name="P202"/>
            <text:p text:style-name="P202"><text:span text:style-name="T70">FP</text:span><text:span text:style-name="T87">4</text:span>- O usuário clica no botão fechar e retorna para a tela Gerenciar <text:span text:style-name="T181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37" text:outline-level="2"><text:soft-page-break/><text:span text:style-name="T129">2.</text:span><text:span text:style-name="T131">5</text:span><text:span text:style-name="T126">. </text:span><text:span text:style-name="T127">Funcionalidade 0</text:span><text:span text:style-name="T130">5</text:span><text:span text:style-name="T127"> </text:span><text:span text:style-name="T128">(Gerenciar </text:span><text:span text:style-name="T130">Usuários</text:span><text:span text:style-name="T128">)</text:span></text:h>
      <text:h text:style-name="P250" text:outline-level="3"><text:span text:style-name="T75">2.</text:span><text:span text:style-name="T100">5</text:span><text:span text:style-name="T73">.</text:span><text:span text:style-name="T75">1. </text:span><text:span text:style-name="T70">Cadastrar </text:span><text:span text:style-name="T99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70">PR1</text:span>- <text:span text:style-name="T149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70">FP1</text:span>- <text:span text:style-name="T151">O usuário informa seu nome, um login e a senha.</text:span></text:p>
            <text:p text:style-name="P151"/>
            <text:p text:style-name="P151"><text:span text:style-name="T70">FP2</text:span>- <text:s/><text:span text:style-name="T152">O usuário confirma a senha.[RN1]</text:span></text:p>
            <text:p text:style-name="P156"/>
            <text:p text:style-name="P156"><text:span text:style-name="T70">FP3</text:span>- O usuário clica no botão Salvar; <text:span text:style-name="T154">[RN2]</text:span></text:p>
            <text:p text:style-name="P163"/>
            <text:p text:style-name="P163"><text:span text:style-name="T70">FP</text:span><text:span text:style-name="T76">4</text:span>- O sistema verifica na base <text:span text:style-name="T155">de dados </text:span>se <text:span text:style-name="T156">já não há um</text:span> <text:span text:style-name="T193">usuário </text:span>cadastrado <text:span text:style-name="T156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7">AF1</text:span>- Se o <text:span text:style-name="T193">usuário</text:span> já estiver cadastrado <text:span text:style-name="T155">será</text:span> exibida a mensagem: “<text:span text:style-name="T193">Usuário</text:span> já existe!”</text:p>
            <text:p text:style-name="P172"/>
            <text:p text:style-name="P172"><text:span text:style-name="T70">AF</text:span><text:span text:style-name="T77">2</text:span>- Caso o usuário informe um número de <text:span text:style-name="T193">senha </text:span>inferior há <text:span text:style-name="T193">6</text:span> dígitos, <text:span text:style-name="T193">superior a 10 ou que contenha apenas números ou apenas letras</text:span> será exibida a mensagem: “<text:span text:style-name="T193">Senha</text:span> inválid<text:span text:style-name="T193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70">RN1</text:span>- <text:span text:style-name="T193">A senha deve possuir no mínimo 6 caracteres(números e letras) e no máximo 10.</text:span></text:p>
            <text:p text:style-name="P177"/>
            <text:p text:style-name="P177"><text:span text:style-name="T70">RN2</text:span>- O <text:span text:style-name="T193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93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47" text:outline-level="3"><text:span text:style-name="T100">2</text:span><text:span text:style-name="T74">.</text:span><text:span text:style-name="T100">6</text:span><text:span text:style-name="T70">. Cadastrar </text:span><text:span text:style-name="T92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70">PR1</text:span>- <text:span text:style-name="T149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70">FP1</text:span>- <text:span text:style-name="T151">O usuário clica no botão Novo Produto;</text:span></text:p>
            <text:p text:style-name="P150"/>
            <text:p text:style-name="P150"><text:span text:style-name="T70">FP2</text:span>- <text:s/><text:span text:style-name="T152">O usuário deverá preencher os campos no formulário (descrição, código, preço unitário e categoria )</text:span></text:p>
            <text:p text:style-name="P154"/>
            <text:p text:style-name="P154"><text:span text:style-name="T70">FP3</text:span>- O usuário clica no botão Salvar; <text:span text:style-name="T154">[RN1]</text:span></text:p>
            <text:p text:style-name="P162"/>
            <text:p text:style-name="P162"><text:span text:style-name="T70">FP</text:span><text:span text:style-name="T76">4</text:span>- O sistema verifica na base <text:span text:style-name="T155">de dados </text:span>se <text:span text:style-name="T156">já não há um produto </text:span>cadastrado <text:span text:style-name="T156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7">AF1</text:span>- Se o <text:span text:style-name="T186">produto </text:span>já estiver cadastrado <text:span text:style-name="T155">será</text:span> exibida a mensagem: “<text:span text:style-name="T186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70">RN1</text:span>- O botão Salvar só ficará ativado após serem preenchidos os campos <text:span text:style-name="T186">código e</text:span> <text:span text:style-name="T186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6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6">6</text:span>.2, UC <text:span text:style-name="T186">6</text:span>.3, UC <text:span text:style-name="T186">6</text:span>.4</text:p>
          </table:table-cell>
        </table:table-row>
      </table:table>
      <text:p text:style-name="P101"/>
      <text:p text:style-name="P2"/>
      <text:p text:style-name="P2"><text:span text:style-name="T138">2</text:span><text:span text:style-name="T134">.</text:span><text:span text:style-name="T138">6</text:span><text:span text:style-name="T134">.</text:span><text:span text:style-name="T138">1</text:span><text:span text:style-name="T135">. Excluir </text:span><text:span text:style-name="T136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70">PR1</text:span>- <text:span text:style-name="T149">O usuário deve estar na tela Gerenciar Produtos;</text:span></text:p>
            <text:p text:style-name="P184"/>
            <text:p text:style-name="P184"><text:span text:style-name="T70">PR2</text:span>- O <text:span text:style-name="T186">produto </text:span>deve <text:span text:style-name="T157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70">FP1</text:span>- <text:span text:style-name="T151">O usuário seleciona um dos itens (produto) da lista Produtos Cadastrados;</text:span></text:p>
            <text:p text:style-name="P154"/>
            <text:p text:style-name="P154"><text:span text:style-name="T70">FP</text:span><text:span text:style-name="T78">2</text:span>- O usuário clica no botão <text:span text:style-name="T158">Excluir</text:span>; <text:span text:style-name="T154">[RN1]</text:span></text:p>
            <text:p text:style-name="P162"><text:soft-page-break/></text:p>
            <text:p text:style-name="P162"><text:span text:style-name="T70">FP</text:span><text:span text:style-name="T76">4</text:span>- <text:span text:style-name="T158">Após o usuário clicar no botão Excluir será exibida a mensagem “Tem certeza que deseja excluir este produto? ”</text:span></text:p>
            <text:p text:style-name="P190"/>
            <text:p text:style-name="P190"><text:span text:style-name="T70">FP5</text:span>- O usuário clica no botão <text:span text:style-name="T159">Sim</text:span><text:span text:style-name="T163">,</text:span> o funcionário é excluído e retorna a tela Gerenci<text:span text:style-name="T164">ar Produtos</text:span> <text:span text:style-name="T164">[</text:span><text:span text:style-name="T79">AF1</text:span><text:span text:style-name="T164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7">AF1</text:span>- <text:span text:style-name="T158">Se o usuário clicar no botão </text:span><text:span text:style-name="T160">Não</text:span><text:span text:style-name="T158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70">RN1</text:span>- O botão <text:span text:style-name="T154">Excluir </text:span>só ficará ativado após ser <text:span text:style-name="T154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6">produto</text:span> estará <text:span text:style-name="T158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47" text:outline-level="3"><text:span text:style-name="T100">2</text:span><text:span text:style-name="T73">.</text:span><text:span text:style-name="T100">6</text:span><text:span text:style-name="T74">.</text:span><text:span text:style-name="T100">2</text:span><text:span text:style-name="T80">. Editar </text:span><text:span text:style-name="T93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70">PR1</text:span>- <text:span text:style-name="T149">O usuário deve estar na tela Gerenciar Produtos;</text:span></text:p>
            <text:p text:style-name="P187"/>
            <text:p text:style-name="P184"><text:span text:style-name="T70">PR2</text:span>- O <text:span text:style-name="T187">produto</text:span> deve <text:span text:style-name="T157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70">FP1</text:span>- <text:span text:style-name="T151">O usuário seleciona um dos itens (produto) da lista Produtos Cadastrados;</text:span></text:p>
            <text:p text:style-name="P159"/>
            <text:p text:style-name="P159"><text:span text:style-name="T70">FP</text:span><text:span text:style-name="T78">2</text:span>- O usuário clica no botão <text:span text:style-name="T165">Alterar</text:span>; <text:span text:style-name="T154">[</text:span><text:span text:style-name="T81">RN1</text:span><text:span text:style-name="T154">]</text:span></text:p>
            <text:p text:style-name="P166"/>
            <text:p text:style-name="P162"><text:span text:style-name="T70">FP</text:span><text:span text:style-name="T82">3</text:span>- <text:span text:style-name="T158">Após o usuário clicar no botão Alterar será exibida a mensagem “Tem certeza que deseja editar este produto?”</text:span></text:p>
            <text:p text:style-name="P193"/>
            <text:p text:style-name="P190"><text:span text:style-name="T70">FP</text:span><text:span text:style-name="T82">4</text:span>- O usuário <text:span text:style-name="T165">clica no botão </text:span><text:span text:style-name="T161">Sim</text:span><text:span text:style-name="T165"> e é </text:span>redirecionado para tela de cadastro onde todos os campos já estarão preenchidos; <text:span text:style-name="T165">[</text:span><text:span text:style-name="T83">AF1</text:span><text:span text:style-name="T165">]</text:span></text:p>
            <text:p text:style-name="P195"/>
            <text:p text:style-name="P198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7">AF1</text:span>- <text:span text:style-name="T158">Se o usuário clicar no botão </text:span><text:span text:style-name="T160">Não</text:span><text:span text:style-name="T158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70">RN1</text:span>- O botão <text:span text:style-name="T165">Alterar </text:span>só ficará ativado após ser <text:span text:style-name="T154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7">produto</text:span> estará <text:span text:style-name="T165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47" text:outline-level="3"><text:span text:style-name="T100">2</text:span><text:span text:style-name="T73">.</text:span><text:span text:style-name="T100">6</text:span><text:span text:style-name="T74">.</text:span><text:span text:style-name="T100">3</text:span><text:span text:style-name="T70">. </text:span><text:span text:style-name="T94">Verificar</text:span><text:span text:style-name="T70"> </text:span><text:span text:style-name="T94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70">PR1</text:span>- <text:span text:style-name="T149">O usuário deve estar na tela Gerenciar Produtos;</text:span></text:p>
            <text:p text:style-name="P137"/>
            <text:p text:style-name="P184"><text:span text:style-name="T70">PR2</text:span>- O <text:span text:style-name="T187">produto</text:span> deve <text:span text:style-name="T157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70">FP1</text:span>- <text:span text:style-name="T151">O usuário seleciona um dos itens (produto) da lista Produtos cadastrados;</text:span></text:p>
            <text:p text:style-name="P154"/>
            <text:p text:style-name="P154"><text:span text:style-name="T70">FP</text:span><text:span text:style-name="T78">2</text:span>- O usuário clica <text:span text:style-name="T166">2 vezes no item (produto) selecionado;</text:span></text:p>
            <text:p text:style-name="P166"/>
            <text:p text:style-name="P162"><text:span text:style-name="T70">FP</text:span><text:span text:style-name="T82">3</text:span>- <text:span text:style-name="T158">Após o usuário clicar 2 vezes no item (produto) selecionado será exibida na tela todos os dados do funcionário .</text:span></text:p>
            <text:p text:style-name="P201"/>
            <text:p text:style-name="P201"><text:span text:style-name="T70">FP</text:span><text:span text:style-name="T82">4</text:span>- O usuário clica no botão fechar e retorna para a tela Gerenciar <text:span text:style-name="T187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7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38" text:outline-level="2"><text:span text:style-name="T100">2</text:span><text:span text:style-name="T73">.</text:span><text:span text:style-name="T100">7</text:span><text:span text:style-name="T74">. F</text:span><text:span text:style-name="T90">uncionalidade 0</text:span><text:span text:style-name="T95">7</text:span><text:span text:style-name="T91"> (</text:span><text:span text:style-name="T95">Efetuar vendas</text:span><text:span text:style-name="T91">)</text:span></text:h>
      <text:p text:style-name="P4"><text:span text:style-name="T118">2.7.1.</text:span><text:span text:style-name="T116">G</text:span><text:span text:style-name="T115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50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70">PR1</text:span>- <text:span text:style-name="T149">O cliente seleciona os produtos.</text:span></text:p>
            <text:p text:style-name="P208"><text:span text:style-name="T70">PR2-</text:span>O usuário seleciona o produto e a quantidade dos produtos que o cliente deseja.</text:p>
            <text:p text:style-name="P208"><text:soft-page-break/><text:span text:style-name="T70">PR3-</text:span> O usuário clica no botão <text:span text:style-name="T70">Adicionar</text:span>.</text:p>
            <text:p text:style-name="P208"><text:span text:style-name="T70">PR4-</text:span> O usuário informa a data da compra e seleciona a forma de pagamento e o nome do cliente.<text:span text:style-name="T97">[AF1]</text:span></text:p>
            <text:p text:style-name="P208"><text:span text:style-name="T70">PR5-</text:span> O usuário informa o valor total <text:span text:style-name="T191">que é gerado automaticamente</text:span>.</text:p>
            <text:p text:style-name="P208"><text:span text:style-name="T70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70">AF</text:span><text:span text:style-name="T96">1</text:span>- Caso <text:span text:style-name="T190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70">RN1</text:span>- O botão “<text:span text:style-name="T191">Finalizar Compra”</text:span> só ficará ativado após serem <text:span text:style-name="T191">selecionados</text:span> <text:span text:style-name="T185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39" text:outline-level="2"><text:span text:style-name="T100">2</text:span><text:span text:style-name="T73">.</text:span><text:span text:style-name="T100">8</text:span><text:span text:style-name="T74">. F</text:span><text:span text:style-name="T90">uncionalidade 0</text:span><text:span text:style-name="T91">8 (Gerenciar Clientes)</text:span></text:h>
      <text:h text:style-name="P248" text:outline-level="3"><text:bookmark-start text:name="__RefHeading__3502_808421346"/><text:span text:style-name="T144">2</text:span><text:span text:style-name="T141">.</text:span><text:span text:style-name="T144">8</text:span><text:span text:style-name="T141">.</text:span><text:span text:style-name="T140">1. Cadastrar </text:span><text:span text:style-name="T142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50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70">PR1</text:span>- <text:span text:style-name="T149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70">FP1</text:span>- <text:span text:style-name="T151">O usuário clica no botão Novo Cliente;</text:span></text:p>
            <text:p text:style-name="P145"/>
            <text:p text:style-name="P149"><text:span text:style-name="T70">FP2</text:span>- <text:s/><text:span text:style-name="T152">O usuário deverá preencher os campos no formulário(nome, CPF, telefone, sexo, data nascimento, endereço</text:span> <text:span text:style-name="T153">(Rua/av., Número, Bairro, Complemento, Cidade)) [</text:span><text:span text:style-name="T84">RN2</text:span><text:span text:style-name="T152">]</text:span></text:p>
            <text:p text:style-name="P153"/>
            <text:p text:style-name="P153"><text:span text:style-name="T70">FP3</text:span>- O usuário clica no botão Salvar; 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76">4</text:span>- O sistema verifica na base <text:span text:style-name="T155">de dados </text:span>se <text:span text:style-name="T156">já não há um</text:span> <text:span text:style-name="T170">cliente </text:span>cadastrado <text:span text:style-name="T156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7">AF1</text:span>- Se o <text:span text:style-name="T170">cliente </text:span>já estiver cadastrado <text:span text:style-name="T155">será</text:span> exibida a mensagem: “<text:span text:style-name="T170">Cliente </text:span>já existe!”</text:p>
            <text:p text:style-name="P161"/>
            <text:p text:style-name="P169"><text:span text:style-name="T70">AF</text:span><text:span text:style-name="T77">2</text:span>- Caso o usuário informe um número de C<text:span text:style-name="T170">PF</text:span> inferior há <text:span text:style-name="T169">11 </text:span>dígitos será exibida a mensagem: “C<text:span text:style-name="T170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70">RN1</text:span>- O botão Salvar só ficará ativado após serem preenchidos <text:span text:style-name="T185">todos os campos</text:span></text:p>
            <text:p text:style-name="P153"/>
            <text:p text:style-name="P175"><text:span text:style-name="T70">RN2</text:span>- O <text:span text:style-name="T185">CPF </text:span>deve conter <text:span text:style-name="T169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5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5">8</text:span>.<text:span text:style-name="T195">2</text:span>, UC <text:span text:style-name="T195">8</text:span>.<text:span text:style-name="T195">3</text:span>, UC <text:span text:style-name="T195">8</text:span>.4</text:p>
          </table:table-cell>
        </table:table-row>
      </table:table>
      <text:p text:style-name="P96"/>
      <text:p text:style-name="P96"/>
      <text:h text:style-name="P246" text:outline-level="3"><text:bookmark-start text:name="__RefHeading__3504_808421346"/><text:span text:style-name="T194">2.8.2</text:span>. <text:span text:style-name="T153">Excluir</text:span> <text:span text:style-name="T153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70">PR1</text:span>- <text:span text:style-name="T149">O usuário deve estar na tela Gerenciar Clientes;</text:span></text:p>
            <text:p text:style-name="P136"/>
            <text:p text:style-name="P183"><text:span text:style-name="T70">PR2</text:span>- O <text:span text:style-name="T185">cliente</text:span> deve <text:span text:style-name="T157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70">FP1</text:span>- <text:span text:style-name="T151">O usuário seleciona um dos itens (cliente) da lista Clientes cadastrados;</text:span></text:p>
            <text:p text:style-name="P145"/>
            <text:p text:style-name="P153"><text:span text:style-name="T70">FP</text:span><text:span text:style-name="T78">2</text:span>- O usuário clica no botão <text:span text:style-name="T158">Excluir</text:span>;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87">3</text:span>- <text:span text:style-name="T158">Após o usuário clicar no botão Excluir será exibida a mensagem “ Tem certeza que deseja excluir este cliente? ”</text:span></text:p>
            <text:p text:style-name="P189"/>
            <text:p text:style-name="P189"><text:span text:style-name="T70">FP</text:span><text:span text:style-name="T87">4</text:span>- O usuário clica no botão Sim e o <text:span text:style-name="T185">cliente </text:span>é exclu<text:span text:style-name="T150">í</text:span>do e retorna a tela Gerenci<text:span text:style-name="T164">ar Clientes.[</text:span><text:span text:style-name="T79">AF1</text:span><text:span text:style-name="T164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7">AF1</text:span>- <text:span text:style-name="T158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4">Excluir </text:span>só ficará ativado após ser <text:span text:style-name="T154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5">cliente </text:span>estará <text:span text:style-name="T158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48" text:outline-level="3"><text:bookmark-start text:name="__RefHeading__3506_808421346"/><text:soft-page-break/><text:span text:style-name="T144">2.8.3</text:span><text:span text:style-name="T140">. </text:span><text:span text:style-name="T142">Editar</text:span><text:span text:style-name="T140"> </text:span><text:span text:style-name="T142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50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70">PR1</text:span>- <text:span text:style-name="T149">O usuário deve estar na tela Gerenciar Clientes;</text:span></text:p>
            <text:p text:style-name="P140"/>
            <text:p text:style-name="P183"><text:span text:style-name="T70">PR2</text:span>- O <text:span text:style-name="T185">clientes </text:span>deve <text:span text:style-name="T157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70">FP1</text:span>- <text:span text:style-name="T151">O usuário seleciona um dos itens (clientes) da lista Clientes cadastrados;</text:span></text:p>
            <text:p text:style-name="P145"/>
            <text:p text:style-name="P153"><text:span text:style-name="T70">FP</text:span><text:span text:style-name="T78">2</text:span>- O usuário clica no botão <text:span text:style-name="T165">Alterar</text:span>; <text:span text:style-name="T154">[</text:span><text:span text:style-name="T81">RN1</text:span><text:span text:style-name="T154">]</text:span></text:p>
            <text:p text:style-name="P161"/>
            <text:p text:style-name="P161"><text:span text:style-name="T70">FP</text:span><text:span text:style-name="T87">3</text:span>- <text:span text:style-name="T158">Após o usuário clicar no botão Alterar será exibida a mensagem “Tem certeza que deseja editar este cliente?”</text:span></text:p>
            <text:p text:style-name="P189"/>
            <text:p text:style-name="P189"><text:span text:style-name="T70">FP</text:span><text:span text:style-name="T87">4</text:span>- O usuário <text:span text:style-name="T165">clica no botão Sim e é </text:span>redirecionado para tela de cadastro onde todos os campos já estarão preenchidos; <text:span text:style-name="T165">[</text:span><text:span text:style-name="T83">AF1</text:span><text:span text:style-name="T165">]</text:span></text:p>
            <text:p text:style-name="P197"/>
            <text:p text:style-name="P197"><text:span text:style-name="T70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7">AF1</text:span>- <text:span text:style-name="T158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70">RN1</text:span>- O botão <text:span text:style-name="T165">Alterar </text:span>só ficará ativado após ser <text:span text:style-name="T154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5">cliente </text:span>estará <text:span text:style-name="T165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46" text:outline-level="3"><text:bookmark-start text:name="__RefHeading__3508_808421346"/><text:span text:style-name="T194">2.8.4</text:span>. <text:span text:style-name="T153">Consultar</text:span> <text:span text:style-name="T153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70">PR1</text:span>- <text:span text:style-name="T149">O usuário deve estar na tela Gerenciar Clientes;</text:span></text:p>
            <text:p text:style-name="P136"/>
            <text:p text:style-name="P183"><text:span text:style-name="T70">PR2</text:span>- O <text:span text:style-name="T185">cliente</text:span> deve <text:span text:style-name="T157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70">FP1</text:span>- <text:span text:style-name="T151">O usuário seleciona um dos itens “cliente” da lista Clientes Cadastrados;</text:span></text:p>
            <text:p text:style-name="P145"><text:soft-page-break/></text:p>
            <text:p text:style-name="P153"><text:span text:style-name="T70">FP</text:span><text:span text:style-name="T78">2</text:span>- O usuário clica <text:span text:style-name="T166">2 vezes no item “cliente”selecionado;</text:span></text:p>
            <text:p text:style-name="P161"/>
            <text:p text:style-name="P161"><text:span text:style-name="T70">FP</text:span><text:span text:style-name="T87">3</text:span>- <text:span text:style-name="T158">Após o usuário clicar 2 vezes no item “cliente” selecionado será exibida na tela todos os dados do cliente.</text:span></text:p>
            <text:p text:style-name="P202"/>
            <text:p text:style-name="P202"><text:span text:style-name="T70">FP</text:span><text:span text:style-name="T87">4</text:span>- O usuário clica no botão fechar e retorna para a tela Gerenciar <text:span text:style-name="T185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5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40" text:outline-level="2"><text:span text:style-name="T206">2</text:span><text:span text:style-name="T207">.</text:span><text:span text:style-name="T206">9</text:span><text:span text:style-name="T208">. F</text:span><text:span text:style-name="T209">uncionalidade 0</text:span><text:span text:style-name="T210">9</text:span><text:span text:style-name="T211"> (</text:span><text:span text:style-name="T210">Realizar</text:span><text:span text:style-name="T212"> </text:span><text:span text:style-name="T210">entregas</text:span><text:span text:style-name="T211">)</text:span></text:h>
      <text:p text:style-name="P5"><text:span text:style-name="T118">2.9.1. </text:span><text:span text:style-name="T116">G</text:span><text:span text:style-name="T115">erenciar </text:span><text:span text:style-name="T117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92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70">PR1</text:span>- <text:span text:style-name="T149">O seleciona o cliente, condutor e o veículo.</text:span></text:p>
            <text:p text:style-name="P208"><text:span text:style-name="T70">PR2-</text:span>O <text:span text:style-name="T192">usuário informa o endereço onde serão entregues os produtos(Rua/Av, número, bairro, cidade e complemento)</text:span>.</text:p>
            <text:p text:style-name="P208"><text:span text:style-name="T70">PR3-</text:span> O usuário clica no botão <text:span text:style-name="T98">Salvar</text:span>.</text:p>
            <text:p text:style-name="P208"><text:span text:style-name="T70">PR4-</text:span> <text:span text:style-name="T192">A recepcionista encaminha os produtos ao motorista. </text:span></text:p>
            <text:p text:style-name="P208"><text:span text:style-name="T70">PR5-</text:span> O <text:span text:style-name="T192">motorista realiza a entrega.[</text:span><text:span text:style-name="T98">AF1]</text:span></text:p>
            <text:p text:style-name="P208"><text:span text:style-name="T70">PR6-</text:span> O cliente <text:span text:style-name="T192">assina a nota de entrega.</text:span></text:p>
            <text:p text:style-name="P212"><text:span text:style-name="T70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70">AF</text:span><text:span text:style-name="T96">1</text:span>- Caso <text:span text:style-name="T192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70">RN1</text:span>- O botão “<text:span text:style-name="T192">Salvar”</text:span> só ficará ativado após <text:span text:style-name="T192">o preenchimento de todos os campos.</text:span></text:p>
            <text:p text:style-name="P213"><text:span text:style-name="T70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92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8">2.10</text:span><text:span text:style-name="T135"> </text:span><text:span text:style-name="T137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70">PR1</text:span>- <text:span text:style-name="T149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70">FP1</text:span>- <text:span text:style-name="T151">O usuário seleciona digita o nome do produto no campo Buscar Produto;</text:span></text:p>
            <text:p text:style-name="P153"/>
            <text:p text:style-name="P153"><text:span text:style-name="T70">FP</text:span><text:span text:style-name="T78">2</text:span>- <text:span text:style-name="T188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4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4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41">3</text:span><text:span text:style-name="T40">. Protótipos de telas</text:span></text:p>
      <text:p text:style-name="P36">Menu Principal</text:p>
      <text:p text:style-name="P49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9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8">4</text:span><text:span text:style-name="T57">. Documentação Técnica</text:span><text:span text:style-name="T59"><text:line-break/></text:span><text:span text:style-name="T60">4</text:span><text:span text:style-name="T28">.1. Modelo Lógico do Banco de Dados</text:span></text:p>
      <text:p text:style-name="P47"><draw:frame draw:style-name="fr2" draw:name="Imagem32" text:anchor-type="paragraph" svg:width="17cm" svg:height="11.753cm" draw:z-index="40"><draw:image xlink:href="Pictures/10000000000002F10000020D91A806D6.png" xlink:type="simple" xlink:show="embed" xlink:actuate="onLoad"/></draw:frame><text:span text:style-name="T31">4</text:span><text:span text:style-name="T28">.2. </text:span><text:span text:style-name="T32">Diagrama de Classes</text:span></text:p>
      <text:p text:style-name="P47"><draw:frame draw:style-name="fr7" draw:name="Imagem25" text:anchor-type="paragraph" svg:width="17.618cm" svg:height="11.421cm" draw:z-index="39"><draw:image xlink:href="Pictures/100000000000034600000220DDD24B87.png" xlink:type="simple" xlink:show="embed" xlink:actuate="onLoad"/></draw:frame></text:p>
      <text:p text:style-name="P47"><text:soft-page-break/><text:span text:style-name="T31">4</text:span><text:span text:style-name="T28">.3. Descrição da Arquitetura de Software</text:span></text:p>
      <text:p text:style-name="P46"><text:span text:style-name="T19">A arquitetura a ser utilizada para o desenvolvimento do software será o padrão de arquitetura MVC (Model-View-Controller) que divide a representação da informação da interação do usuário com o software. Segundo </text:span><text:span text:style-name="T22">[7]</text:span><text:span text:style-name="T19">, </text:span><text:span text:style-name="T22">dentre </text:span><text:span text:style-name="T20">as vantagens </text:span><text:span text:style-name="T22">pode-se citar:</text:span></text:p>
      <text:list xml:id="list8053785227825100710" text:style-name="L2">
        <text:list-item>
          <text:p text:style-name="P225">Separação muito clara entre as camadas de visualização e regras de negócios; </text:p>
        </text:list-item>
        <text:list-item>
          <text:p text:style-name="P230">Manutenção do sistema se torna mais fácil; </text:p>
        </text:list-item>
        <text:list-item>
          <text:p text:style-name="P219">Reaproveitamento de código,</text:p>
        </text:list-item>
        <text:list-item>
          <text:p text:style-name="P220">Melhor organização da arquitetura do projeto.</text:p>
        </text:list-item>
        <text:list-item>
          <text:p text:style-name="P219"><text:span text:style-name="T7">Torna a aplicação escalável.</text:span><text:span text:style-name="T6"><text:line-break/></text:span></text:p>
        </text:list-item>
      </text:list>
      <text:p text:style-name="P46"><text:span text:style-name="T31">4</text:span><text:span text:style-name="T28">.4.</text:span><text:span text:style-name="T10"> </text:span><text:span text:style-name="T34">Diagrama de Pacotes</text:span></text:p>
      <text:p text:style-name="P45"><draw:frame draw:style-name="fr10" draw:name="Imagem8" text:anchor-type="paragraph" svg:width="17cm" svg:height="9.199cm" draw:z-index="36"><draw:image xlink:href="Pictures/10000000000002B000000174DF0E62A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1">4</text:span><text:span text:style-name="T10">.5.</text:span><text:span text:style-name="T34"> Diagrama de Sequência</text:span></text:p>
      <text:p text:style-name="P48"><draw:frame draw:style-name="fr10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2">4.5.1.</text:span><text:span text:style-name="T36"> Caso de Uso – Autenticação de Usuários.</text:span><text:span text:style-name="T13">4.5.2. </text:span><text:span text:style-name="T37">Caso de Uso –</text:span><text:span text:style-name="T18"> </text:span><text:span text:style-name="T38">Registrar </text:span><text:span text:style-name="T37">Venda</text:span></text:p>
      <text:p text:style-name="P43"><draw:frame draw:style-name="fr10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3">4.5.3.</text:span><text:span text:style-name="T37"> Caso de Uso – </text:span><text:span text:style-name="T38">Registrar </text:span><text:span text:style-name="T37">Entregas</text:span></text:p>
      <text:p text:style-name="P44"><draw:frame draw:style-name="fr11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4">4.5.4. </text:span><text:span text:style-name="T39">Caso de Uso – Cadastrar Produtos</text:span></text:p>
      <text:p text:style-name="P44"><draw:frame draw:style-name="fr10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5">4</text:span><text:span text:style-name="T28">.6. Definição das tecnologias que serão utilizadas na implementação (Java, JDBC, Swing, etc...)</text:span></text:p>
      <text:p text:style-name="P21"><text:span text:style-name="T199">Java: </text:span><text:span text:style-name="T178">A linguagem utilizada na programação do sistema será o Java, pelo fato de ser uma linguagem de programação orientada a objetos, e conforme </text:span><text:span text:style-name="T200">Gonçalves</text:span><text:span text:style-name="T201">(),</text:span><text:span text:style-name="T179"> possui portabilidade que facilita muito a distribuição do sistema, além de ser a linguagem com mais adeptos, segundo o </text:span><text:span text:style-name="T202">TIOBE </text:span><text:span text:style-name="T203">(2016),</text:span><text:span text:style-name="T179"> no mundo para o desenvolvimento de aplicações em multiplataformas. </text:span></text:p>
      <text:p text:style-name="P28"><draw:frame draw:style-name="fr1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70">Figura 1</text:span> – Índice de utilização das Linguagens de Programação </text:p>
      <text:p text:style-name="P23"><text:span text:style-name="T70">Fonte:</text:span> TIOBE 2016</text:p>
      <text:p text:style-name="P23"/>
      <text:p text:style-name="P76"><text:span text:style-name="T52">JavaSE</text:span><text:span text:style-name="T56">:</text:span><text:span text:style-name="T4"> </text:span><text:span text:style-name="T53">O JavaSE ( Java Standard Edition) é uma ferramenta para a plataforma java que permite a criação e execução de aplicações, incluindo </text:span><text:span text:style-name="T54">a </text:span><text:a xlink:type="simple" xlink:href="https://pt.wikipedia.org/wiki/Máquina_virtual_Java"><text:span text:style-name="T148">máquina virtual Java</text:span></text:a><text:span text:style-name="T55"> </text:span><text:span text:style-name="T54">(JVM), o </text:span><text:a xlink:type="simple" xlink:href="https://pt.wikipedia.org/wiki/Javac"><text:span text:style-name="T148">compilador Java</text:span></text:a><text:span text:style-name="T54">, as </text:span><text:a xlink:type="simple" xlink:href="https://pt.wikipedia.org/wiki/API"><text:span text:style-name="T148">APIs</text:span></text:a><text:span text:style-name="T55"> </text:span><text:span text:style-name="T54">do Java e outras ferramentas. </text:span></text:p>
      <text:p text:style-name="P216">Segundo <text:span text:style-name="T205">[5]</text:span> o <text:span text:style-name="T197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6">4</text:span>.7. Definição do ambiente ALM (IDE, controle de versão, gerenciamento de projetos, bugs, ferramentas case, etc...)</text:p>
      <text:p text:style-name="P19"/>
      <text:p text:style-name="P19"><text:span text:style-name="T196">4</text:span>.7.1. IDE</text:p>
      <text:p text:style-name="P37">A IDE a ser utilizada será o NetBeans 8.1, pois permite o desenvolvimento ágil e fácil de aplicações desktop <text:span text:style-name="T215">(aplicação foco deste trabalho)</text:span> e web, e por ser uma ferramenta gratuita e open-source. </text:p>
      <text:p text:style-name="P218"><text:span text:style-name="T24">O </text:span><text:span text:style-name="T26">NetBeans, como descrito por [12] permite soluções para as mais variadas plataformas incluindo o </text:span><text:span text:style-name="T9">Java Mobility Support </text:span><text:span text:style-name="T27">(para a criação de aplicações móveis), </text:span><text:span text:style-name="T9">Suporte para o Java Enterprise Edition (EE) </text:span><text:span text:style-name="T27">e</text:span><text:span text:style-name="T9"> Java Standard Edition (SE).</text:span></text:p>
      <text:p text:style-name="P218"><text:span text:style-name="T16">As vantagens citadas, segundo o </text:span><text:span text:style-name="T21">[4]</text:span><text:span text:style-name="T16">, tem-se o </text:span><text:span text:style-name="T5"> </text:span><text:span text:style-name="T23">suporte a  várias linguagens, incluindo Java, C/C++, XML, HTML, PHP, Groovy, Javadoc, JavaScript e JSP. Como o editor é extensível, pode-se </text:span><text:soft-page-break/><text:span text:style-name="T23">acrescentar suporte para muitas outras linguagens. </text:span><text:span text:style-name="T24">A estruturação dos arquivos do projeto também permitem uma melhor manutenibilidade e organização das suas pastas e arquivos de aplicações. Uma outra vantagem é a instalação do </text:span><text:span text:style-name="T25">N</text:span><text:span text:style-name="T24">etBeans que é suportado pelos Sistemas Operacionais Windows, Mac e Linux.</text:span></text:p>
      <text:p text:style-name="P217"/>
      <text:p text:style-name="P19"><text:span text:style-name="T196">4.</text:span>7.2. Controle de Versão</text:p>
      <text:p text:style-name="P33">A ferramenta <text:span text:style-name="T109">utilizada para</text:span> controle de versão será o <text:span text:style-name="T109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7">branches</text:span><text:span text:style-name="T109">), reporte e discussão de </text:span><text:span text:style-name="T107">bugs </text:span><text:span text:style-name="T111">(</text:span><text:span text:style-name="T107">issues</text:span><text:span text:style-name="T111">), além de outras funcionalidades.</text:span></text:p>
      <text:p text:style-name="P33"/>
      <text:p text:style-name="P19"><text:span text:style-name="T196">4</text:span>.7.3. SGBD</text:p>
      <text:p text:style-name="P35">O software irá utilizar o Sistema Gerenciador de Banco de Dados MySQL, <text:span text:style-name="T214">por ser um software </text:span><text:span text:style-name="T108">open-source </text:span><text:span text:style-name="T214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147685958132330633" text:style-name="L3">
        <text:list-item>
          <text:p text:style-name="P226">Pode ser totalmente modificado</text:p>
        </text:list-item>
      </text:list>
      <text:list xml:id="list9173179165063485198" text:style-name="L4">
        <text:list-item>
          <text:p text:style-name="P227">Facilidade de Programação e Aprendizado</text:p>
        </text:list-item>
        <text:list-item>
          <text:p text:style-name="P227">Possuir funções que facilitam o processo de desenvolvimento</text:p>
        </text:list-item>
        <text:list-item>
          <text:p text:style-name="P227">Por ser usado em qualquer tipo de aplicação </text:p>
        </text:list-item>
        <text:list-item>
          <text:p text:style-name="P227">Ser multiplataforma</text:p>
        </text:list-item>
        <text:list-item>
          <text:p text:style-name="P227">Baratear significativamente o valor do projetos</text:p>
          <text:p text:style-name="P227"/>
        </text:list-item>
      </text:list>
      <text:p text:style-name="P20"><text:span text:style-name="T196">4</text:span>.7.4. Ferramentas Case</text:p>
      <text:p text:style-name="P84"><text:span text:style-name="T49">As ferramentas para a modelagem d</text:span><text:span text:style-name="T50">os diagramas foram o ArgoUML e o Astah Professional. </text:span><text:span text:style-name="T48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8"> </text:span></text:p>
      <text:p text:style-name="P78"><text:span text:style-name="T198"><text:tab/>Segundo </text:span><text:span text:style-name="T177">[1]</text:span><text:span text:style-name="T198">, o</text:span>utras funcionalidades interessantes encontradas no ArgoUML são:</text:p>
      <text:list xml:id="list6847134664443904821" text:style-name="L5">
        <text:list-item>
          <text:p text:style-name="P228">Compatibilidade com o padrão XMI: permite-lhe utilizar modelos criados com o UML em outros programas.</text:p>
        </text:list-item>
        <text:list-item>
          <text:p text:style-name="P229">Estrutura modular para a engenharia reversa.</text:p>
        </text:list-item>
        <text:list-item>
          <text:p text:style-name="P229">Produção de códigos para Java, C , PHP4 e PHP5.</text:p>
        </text:list-item>
      </text:list>
      <text:p text:style-name="P77"><text:soft-page-break/><text:span text:style-name="T45"><text:tab/></text:span><text:span text:style-name="T47">O <text:s/>Astah Professional também é uma ferramenta de modelagem UML. Ele foi utilizado devido a sua </text:span><text:span text:style-name="T46">portabilidade, podendo ser utilizado em qualquer plataforma que possui JVM(Máquina Virtual <text:s/>Java),assim como em plataformas Windows, Mac e Linux. </text:span><text:span text:style-name="T51">É uma ferramenta fácil para quem está iniciando, mas também suficientemente eficiente para projetar sistemas complexos. <text:s/></text:span><text:span text:style-name="T45"><text:line-break/></text:span></text:p>
      <text:p text:style-name="P77"><text:span text:style-name="T43">3</text:span><text:span text:style-name="T42">.</text:span><text:span text:style-name="T44">8</text:span><text:span text:style-name="T42">. Diagrama de Implantação </text:span><text:span text:style-name="T44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8">5</text:span><text:span text:style-name="T57">. Repositório no GitHub<text:line-break/></text:span><text:span text:style-name="T62">5</text:span><text:span text:style-name="T16">.1. Organização das pastas<text:line-break/></text:span><text:span text:style-name="T17">5</text:span><text:span text:style-name="T16">.2. Divisão e gerenciamento das tarefas no Issues<text:line-break/></text:span><text:span text:style-name="T17">5</text:span><text:span text:style-name="T16">.3. Colaboração dos membros (Versões/Commits)<text:line-break/><text:line-break/></text:span><text:span text:style-name="T34">Referências</text:span><text:span text:style-name="T16"><text:line-break/></text:span></text:p>
      <text:p text:style-name="P30">[1] Argouml. Disponível em: <text:a xlink:type="simple" xlink:href="https://argouml.br.uptodown.com/"><text:span text:style-name="T162">https://argouml.br.uptodown.com</text:span></text:a><text:span text:style-name="T198">. </text:span>Acessado em 24 Nov. 2016.</text:p>
      <text:p text:style-name="P27"/>
      <text:p text:style-name="P27"><text:span text:style-name="T110">[2] </text:span><text:span text:style-name="T103">D</text:span><text:span text:style-name="T104">ias, André Felipe (2016). </text:span><text:span text:style-name="T72">Vantagens e Desvantagens do Controle de Versão Distribuído</text:span><text:span text:style-name="T104">. Disponível em: </text:span><text:a xlink:type="simple" xlink:href="https://blog.pronus.io/posts/vantagens-e-desvantagens-do-controle-de-versao-distribuido/"><text:span text:style-name="T104">https://blog.pronus.io/posts/vantagens-e-desvantagens-do-controle-de-versao-distribuido/</text:span></text:a><text:span text:style-name="T104">. Acessado em 19 Out. 2016.</text:span></text:p>
      <text:p text:style-name="P26"/>
      <text:p text:style-name="P26"/>
      <text:p text:style-name="P26"><text:soft-page-break/><text:span text:style-name="T105">[3] </text:span><text:span text:style-name="T103">Gonçalves, Otávio. </text:span><text:span text:style-name="T71">Por que Java?</text:span><text:span text:style-name="T103">. Disponível em: </text:span><text:a xlink:type="simple" xlink:href="http://www.devmedia.com.br/por-que-java/20384"><text:span text:style-name="T103">http://www.devmedia.com.br/por-que-</text:span></text:a><text:a xlink:type="simple" xlink:href="http://www.devmedia.com.br/por-que-java/20384"><text:span text:style-name="T103">java/20384</text:span></text:a><text:span text:style-name="T103">. Acessado em 18 Out. 2016.</text:span></text:p>
      <text:p text:style-name="P34"/>
      <text:p text:style-name="P31"><text:span text:style-name="T204">[4] NetBeans, </text:span><text:span text:style-name="T70">NetBeans IDE – </text:span><text:span text:style-name="T101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70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5">[</text:span><text:span text:style-name="T106">6</text:span><text:span text:style-name="T105">] </text:span><text:span text:style-name="T102">TIOBE. </text:span><text:span text:style-name="T70">TIOBE Index for October 2016</text:span><text:span text:style-name="T102">. Disponível em: </text:span><text:a xlink:type="simple" xlink:href="http://www.tiobe.com/tiobe-index/"><text:span text:style-name="T102">http://www.tiobe.com/tiobe-index/</text:span></text:a><text:span text:style-name="T102">. Acessado em 19 Out. 2016 <text:s/></text:span></text:p>
      <text:p text:style-name="P24"/>
      <text:p text:style-name="P66">[7] Protocolo TI. <text:span text:style-name="T70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70">TOP 10 vantagens do MySQL </text:span>(<text:span text:style-name="T70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70">MySQL: Quem é você?. </text:span><text:span text:style-name="T174">Disponível em: </text:span><text:a xlink:type="simple" xlink:href="http://www.devmedia.com.br/mysql-quem-e-voce/1752"><text:span text:style-name="T174">http://www.devmedia.com.br/mysql-quem-e-voce/1752</text:span></text:a><text:span text:style-name="T174">. Acessado em 1 Dez 2016.</text:span></text:p>
      <text:p text:style-name="P69"/>
      <text:p text:style-name="P70"><text:span text:style-name="T174">[10] mysql-brasil. </text:span><text:span text:style-name="T70">Recursos e Benefícios do MySQL</text:span><text:span text:style-name="T174">. Disponível em: </text:span><text:a xlink:type="simple" xlink:href="http://docslide.com.br/documents/recursos-e-beneficios-do-mysql.html"><text:span text:style-name="T174">http://docslide.com.br/documents/recursos-e-beneficios-do-mysql.html</text:span></text:a><text:span text:style-name="T174">. Acessado em 1 Dez 2016.</text:span></text:p>
      <text:p text:style-name="P71"/>
      <text:p text:style-name="P71"><text:span text:style-name="T174">[11] iMaster. </text:span><text:span text:style-name="T70">Por que você deveria mudar do Subversion para Git – Parte 01. </text:span><text:span text:style-name="T174">Disponível em: </text:span><text:a xlink:type="simple" xlink:href="http://imasters.com.br/artigo/23356/desenvolvimento/por-que-voce-deveria-mudar-do-subversion-para-git-parte-01?trace=1519021197&amp;source=single"><text:span text:style-name="T174">http://imasters.com.br/artigo/23356/desenvolvimento/por-que-voce-deveria-mudar-do-subversion-para-git-parte-01?trace=1519021197&amp;source=single</text:span></text:a><text:span text:style-name="T174">. Acessado em 1 Dez 2016.</text:span><text:span text:style-name="T70"> </text:span><text:span text:style-name="T174"><text:s/></text:span></text:p>
      <text:p text:style-name="P71"/>
      <text:p text:style-name="P72"><text:span text:style-name="T174">[12] NetBeans. </text:span><text:span text:style-name="T70">Razões principais para trocar para o NetBeans IDE. </text:span><text:span text:style-name="T174">Disponível em: </text:span><text:a xlink:type="simple" xlink:href="https://netbeans.org/switch/why_pt_BR.html"><text:span text:style-name="T174">https://netbeans.org/switch/why_pt_BR.html</text:span></text:a><text:span text:style-name="T174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H19M36S</meta:editing-duration>
    <meta:editing-cycles>23</meta:editing-cycles>
    <meta:generator>LibreOffice/4.2.8.2$Linux_x86 LibreOffice_project/420m0$Build-2</meta:generator>
    <dc:date>2016-12-13T18:38:53.813853040</dc:date>
    <meta:document-statistic meta:table-count="25" meta:image-count="41" meta:object-count="0" meta:page-count="46" meta:paragraph-count="671" meta:word-count="5159" meta:character-count="33216" meta:non-whitespace-character-count="28664"/>
  </office:meta>
</office:document-meta>
</file>